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20000002000002EF00000396CD560933.eps" manifest:media-type=""/>
  <manifest:file-entry manifest:full-path="Pictures/200000020000031B0000025499AECFF8.eps" manifest:media-type=""/>
  <manifest:file-entry manifest:full-path="Pictures/20000002000002EF000001EFCCB646A2.eps"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3" svg:font-family="'Times New Roman'" style:font-adornments="Italic"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hesis_5f_body">
      <style:text-properties fo:font-style="italic" fo:font-weight="bold" style:font-style-asian="italic" style:font-weight-asian="bold" style:font-style-complex="italic" style:font-weight-complex="bold"/>
    </style:style>
    <style:style style:name="P2" style:family="paragraph" style:parent-style-name="Thesis_5f_Heading1" style:master-page-name="Thesis_5f_bodyPage">
      <style:paragraph-properties style:page-number="auto"/>
    </style:style>
    <style:style style:name="P3" style:family="paragraph" style:parent-style-name="Thesis_5f_body">
      <style:text-properties fo:language="ru" fo:country="RU" style:language-asian="zh" style:country-asian="CN" style:language-complex="hi" style:country-complex="IN"/>
    </style:style>
    <style:style style:name="T1" style:family="text">
      <style:text-properties fo:background-color="#ffff00" loext:char-shading-value="0"/>
    </style:style>
    <style:style style:name="T2" style:family="text">
      <style:text-properties officeooo:rsid="00b6b898"/>
    </style:style>
    <style:style style:name="T3" style:family="text">
      <style:text-properties officeooo:rsid="00ba7a3b"/>
    </style:style>
    <style:style style:name="T4" style:family="text">
      <style:text-properties fo:font-style="italic" style:font-style-asian="italic" style:font-style-complex="italic"/>
    </style:style>
    <style:style style:name="T5" style:family="text">
      <style:text-properties fo:language="ru" fo:country="RU" style:language-asian="zh" style:country-asian="CN" style:language-complex="hi" style:country-complex="IN"/>
    </style:style>
    <style:style style:name="T6" style:family="text">
      <style:text-properties fo:language="ru" fo:country="RU" fo:background-color="#ffff00" loext:char-shading-value="0" style:language-asian="zh" style:country-asian="CN" style:language-complex="hi" style:country-complex="IN"/>
    </style:style>
    <style:style style:name="T7" style:family="text">
      <style:text-properties fo:color="#800000"/>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11.34cm, 0cm, 11.381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 text:display-outline-level="0" text:name="Фиг."/>
      </text:sequence-decls>
      <text:list xml:id="list8325645378628281137" text:style-name="Thesis_5f_numbering">
        <text:list-item>
          <text:p text:style-name="P2"><text:bookmark-start text:name="__RefHeading__4919_970456079"/>Район на изследването<text:bookmark-end text:name="__RefHeading__4919_970456079"/></text:p>
          <text:list>
            <text:list-item>
              <text:p text:style-name="Thesis_5f_Heading2"><text:bookmark-start text:name="__RefHeading__4921_970456079"/>Обща характеристика на Бургаския залив<text:bookmark-end text:name="__RefHeading__4921_970456079"/></text:p>
              <text:list>
                <text:list-item>
                  <text:p text:style-name="Thesis_5f_Heading3"><text:bookmark-start text:name="__RefHeading__4923_970456079"/>Геоморфология на крайбрежната зона<text:bookmark-end text:name="__RefHeading__4923_970456079"/></text:p>
                </text:list-item>
              </text:list>
            </text:list-item>
          </text:list>
        </text:list-item>
      </text:list>
      <text:p text:style-name="Thesis_5f_body">Бургаският залив е най-обширният залив в югозападната част на Черно море. Границите му са нос Емине на север и Маслен нос на юг <text:reference-mark-start text:name="ZOTERO_ITEM CSL_CITATION {&quot;citationID&quot;:&quot;2n18frokoq&quot;,&quot;properties&quot;:{&quot;formattedCitation&quot;:&quot;{\\rtf (\\uc0\\u1056{}\\uc0\\u1086{}\\uc0\\u1078{}\\uc0\\u1076{}\\uc0\\u1077{}\\uc0\\u1089{}\\uc0\\u1090{}\\uc0\\u1074{}\\uc0\\u1077{}\\uc0\\u1085{}\\uc0\\u1089{}\\uc0\\u1082{}\\uc0\\u1080{}\\uc0\\u1081{}, 1986)}&quot;,&quot;plainCitation&quot;:&quot;(Рождественский, 1986)&quot;},&quot;citationItems&quot;:[{&quot;id&quot;:2672,&quot;uris&quot;:[&quot;http://zotero.org/users/976121/items/3UHURW4V&quot;],&quot;uri&quot;:[&quot;http://zotero.org/users/976121/items/3UHURW4V&quot;],&quot;itemData&quot;:{&quot;id&quot;:2672,&quot;type&quot;:&quot;book&quot;,&quot;title&quot;:&quot;Хидрохимия на българския сектор на Черно море&quot;,&quot;publisher&quot;:&quot;Издателство на Българската академия на науките&quot;,&quot;number-of-pages&quot;:&quot;190&quot;,&quot;language&quot;:&quot;bg&quot;,&quot;author&quot;:[{&quot;family&quot;:&quot;Рождественский&quot;,&quot;given&quot;:&quot;А. В.&quot;}],&quot;issued&quot;:{&quot;date-parts&quot;:[[&quot;1986&quot;]]}}}],&quot;schema&quot;:&quot;https://github.com/citation-style-language/schema/raw/master/csl-citation.json&quot;} RNDArbMNkUa81"/>(Рождественский, 1986)<text:reference-mark-end text:name="ZOTERO_ITEM CSL_CITATION {&quot;citationID&quot;:&quot;2n18frokoq&quot;,&quot;properties&quot;:{&quot;formattedCitation&quot;:&quot;{\\rtf (\\uc0\\u1056{}\\uc0\\u1086{}\\uc0\\u1078{}\\uc0\\u1076{}\\uc0\\u1077{}\\uc0\\u1089{}\\uc0\\u1090{}\\uc0\\u1074{}\\uc0\\u1077{}\\uc0\\u1085{}\\uc0\\u1089{}\\uc0\\u1082{}\\uc0\\u1080{}\\uc0\\u1081{}, 1986)}&quot;,&quot;plainCitation&quot;:&quot;(Рождественский, 1986)&quot;},&quot;citationItems&quot;:[{&quot;id&quot;:2672,&quot;uris&quot;:[&quot;http://zotero.org/users/976121/items/3UHURW4V&quot;],&quot;uri&quot;:[&quot;http://zotero.org/users/976121/items/3UHURW4V&quot;],&quot;itemData&quot;:{&quot;id&quot;:2672,&quot;type&quot;:&quot;book&quot;,&quot;title&quot;:&quot;Хидрохимия на българския сектор на Черно море&quot;,&quot;publisher&quot;:&quot;Издателство на Българската академия на науките&quot;,&quot;number-of-pages&quot;:&quot;190&quot;,&quot;language&quot;:&quot;bg&quot;,&quot;author&quot;:[{&quot;family&quot;:&quot;Рождественский&quot;,&quot;given&quot;:&quot;А. В.&quot;}],&quot;issued&quot;:{&quot;date-parts&quot;:[[&quot;1986&quot;]]}}}],&quot;schema&quot;:&quot;https://github.com/citation-style-language/schema/raw/master/csl-citation.json&quot;} RNDArbMNkUa81"/>. Дължината на бреговата линия <text:s/>в така очертаните граници е 134.7 km, а максималната дълбочина е 45 m. Заливът попада в два морфохидрографски района – Бургаски (н. Емине - Созопол) и Медноридски-Странджански (Созопол – Маслен нос). Крайбрежието е силно разчленено; преобладаващият тип бряг е абразионно-ерозионен <text:reference-mark-start text:name="ZOTERO_ITEM CSL_CITATION {&quot;citationID&quot;:&quot;1aml9kftdi&quot;,&quot;properties&quot;:{&quot;formattedCitation&quot;:&quot;{\\rtf (\\uc0\\u1050{}\\uc0\\u1077{}\\uc0\\u1088{}\\uc0\\u1077{}\\uc0\\u1084{}\\uc0\\u1077{}\\uc0\\u1076{}\\uc0\\u1095{}\\uc0\\u1080{}\\uc0\\u1077{}\\uc0\\u1074{}, 2001)}&quot;,&quot;plainCitation&quot;:&quot;(Керемедчиев, 2001)&quot;},&quot;citationItems&quot;:[{&quot;id&quot;:2643,&quot;uris&quot;:[&quot;http://zotero.org/users/976121/items/MBNE58C7&quot;],&quot;uri&quot;:[&quot;http://zotero.org/users/976121/items/MBNE58C7&quot;],&quot;itemData&quot;:{&quot;id&quot;:2643,&quot;type&quot;:&quot;article-journal&quot;,&quot;title&quot;:&quot;Морфохидрографски анализ на бреговата зона на Българското Черноморско крайбрежие&quot;,&quot;container-title&quot;:&quot;Трудове на Института по океанология&quot;,&quot;page&quot;:&quot;57-64&quot;,&quot;volume&quot;:&quot;3&quot;,&quot;journalAbbreviation&quot;:&quot;bg&quot;,&quot;author&quot;:[{&quot;family&quot;:&quot;Керемедчиев&quot;,&quot;given&quot;:&quot;С. Д.&quot;}],&quot;issued&quot;:{&quot;date-parts&quot;:[[&quot;2001&quot;]]}}}],&quot;schema&quot;:&quot;https://github.com/citation-style-language/schema/raw/master/csl-citation.json&quot;} RNDzET9oIjcco"/>(Керемедчиев, 2001)<text:reference-mark-end text:name="ZOTERO_ITEM CSL_CITATION {&quot;citationID&quot;:&quot;1aml9kftdi&quot;,&quot;properties&quot;:{&quot;formattedCitation&quot;:&quot;{\\rtf (\\uc0\\u1050{}\\uc0\\u1077{}\\uc0\\u1088{}\\uc0\\u1077{}\\uc0\\u1084{}\\uc0\\u1077{}\\uc0\\u1076{}\\uc0\\u1095{}\\uc0\\u1080{}\\uc0\\u1077{}\\uc0\\u1074{}, 2001)}&quot;,&quot;plainCitation&quot;:&quot;(Керемедчиев, 2001)&quot;},&quot;citationItems&quot;:[{&quot;id&quot;:2643,&quot;uris&quot;:[&quot;http://zotero.org/users/976121/items/MBNE58C7&quot;],&quot;uri&quot;:[&quot;http://zotero.org/users/976121/items/MBNE58C7&quot;],&quot;itemData&quot;:{&quot;id&quot;:2643,&quot;type&quot;:&quot;article-journal&quot;,&quot;title&quot;:&quot;Морфохидрографски анализ на бреговата зона на Българското Черноморско крайбрежие&quot;,&quot;container-title&quot;:&quot;Трудове на Института по океанология&quot;,&quot;page&quot;:&quot;57-64&quot;,&quot;volume&quot;:&quot;3&quot;,&quot;journalAbbreviation&quot;:&quot;bg&quot;,&quot;author&quot;:[{&quot;family&quot;:&quot;Керемедчиев&quot;,&quot;given&quot;:&quot;С. Д.&quot;}],&quot;issued&quot;:{&quot;date-parts&quot;:[[&quot;2001&quot;]]}}}],&quot;schema&quot;:&quot;https://github.com/citation-style-language/schema/raw/master/csl-citation.json&quot;} RNDzET9oIjcco"/>.</text:p>
      <text:p text:style-name="Thesis_5f_body">В северната част на залива брегът е нисък; там са разположени някои от най-големите езера от лагунно-лиманен тип в България – Поморийското, Атанасовското, Бургаското и Мандренското. Южната част на залива, която попада в района на изследване на тази дисертация, се характеризира със сравнително висок бряг от абразионно-бухтов тип, с множество малки заливи и носове; за подводната морфология е характерен слабонаклонен акумулативен склон.</text:p>
      <text:p text:style-name="Thesis_5f_body">По степен на вълново въздействие, подводният брегови склон се поделя на две зони – плитководна (активна) и дълбоководна (слабоактивна), като за долна граница на бреговата зона се приема дълбочината на въздействие на екстремалните щормови вълни (25-30 m за българското черноморско крайбрежие) <text:reference-mark-start text:name="ZOTERO_ITEM CSL_CITATION {&quot;citationID&quot;:&quot;2b3hvc45n7&quot;,&quot;properties&quot;:{&quot;formattedCitation&quot;:&quot;{\\rtf (\\uc0\\u1050{}\\uc0\\u1077{}\\uc0\\u1088{}\\uc0\\u1077{}\\uc0\\u1084{}\\uc0\\u1077{}\\uc0\\u1076{}\\uc0\\u1095{}\\uc0\\u1080{}\\uc0\\u1077{}\\uc0\\u1074{} and \\uc0\\u1063{}\\uc0\\u1077{}\\uc0\\u1088{}\\uc0\\u1085{}\\uc0\\u1077{}\\uc0\\u1074{}\\uc0\\u1072{}, 2001)}&quot;,&quot;plainCitation&quot;:&quot;(Керемедчиев and Чернева, 2001)&quot;},&quot;citationItems&quot;:[{&quot;id&quot;:2619,&quot;uris&quot;:[&quot;http://zotero.org/users/976121/items/I8FUCSF2&quot;],&quot;uri&quot;:[&quot;http://zotero.org/users/976121/items/I8FUCSF2&quot;],&quot;itemData&quot;:{&quot;id&quot;:2619,&quot;type&quot;:&quot;article-journal&quot;,&quot;title&quot;:&quot;Развитие на терасния комплекс в бреговата зона на българското черноморско крайбрежие&quot;,&quot;container-title&quot;:&quot;Трудове на Института по океанология&quot;,&quot;page&quot;:&quot;65-76&quot;,&quot;volume&quot;:&quot;3&quot;,&quot;language&quot;:&quot;bg&quot;,&quot;author&quot;:[{&quot;family&quot;:&quot;Керемедчиев&quot;,&quot;given&quot;:&quot;С. Д.&quot;},{&quot;family&quot;:&quot;Чернева&quot;,&quot;given&quot;:&quot;Ж. И.&quot;}],&quot;issued&quot;:{&quot;date-parts&quot;:[[&quot;2001&quot;]]}}}],&quot;schema&quot;:&quot;https://github.com/citation-style-language/schema/raw/master/csl-citation.json&quot;} RNDLtXSHzzPRd"/>(Керемедчиев and Чернева, 2001)<text:reference-mark-end text:name="ZOTERO_ITEM CSL_CITATION {&quot;citationID&quot;:&quot;2b3hvc45n7&quot;,&quot;properties&quot;:{&quot;formattedCitation&quot;:&quot;{\\rtf (\\uc0\\u1050{}\\uc0\\u1077{}\\uc0\\u1088{}\\uc0\\u1077{}\\uc0\\u1084{}\\uc0\\u1077{}\\uc0\\u1076{}\\uc0\\u1095{}\\uc0\\u1080{}\\uc0\\u1077{}\\uc0\\u1074{} and \\uc0\\u1063{}\\uc0\\u1077{}\\uc0\\u1088{}\\uc0\\u1085{}\\uc0\\u1077{}\\uc0\\u1074{}\\uc0\\u1072{}, 2001)}&quot;,&quot;plainCitation&quot;:&quot;(Керемедчиев and Чернева, 2001)&quot;},&quot;citationItems&quot;:[{&quot;id&quot;:2619,&quot;uris&quot;:[&quot;http://zotero.org/users/976121/items/I8FUCSF2&quot;],&quot;uri&quot;:[&quot;http://zotero.org/users/976121/items/I8FUCSF2&quot;],&quot;itemData&quot;:{&quot;id&quot;:2619,&quot;type&quot;:&quot;article-journal&quot;,&quot;title&quot;:&quot;Развитие на терасния комплекс в бреговата зона на българското черноморско крайбрежие&quot;,&quot;container-title&quot;:&quot;Трудове на Института по океанология&quot;,&quot;page&quot;:&quot;65-76&quot;,&quot;volume&quot;:&quot;3&quot;,&quot;language&quot;:&quot;bg&quot;,&quot;author&quot;:[{&quot;family&quot;:&quot;Керемедчиев&quot;,&quot;given&quot;:&quot;С. Д.&quot;},{&quot;family&quot;:&quot;Чернева&quot;,&quot;given&quot;:&quot;Ж. И.&quot;}],&quot;issued&quot;:{&quot;date-parts&quot;:[[&quot;2001&quot;]]}}}],&quot;schema&quot;:&quot;https://github.com/citation-style-language/schema/raw/master/csl-citation.json&quot;} RNDLtXSHzzPRd"/>. Обект на изследване на тази дисертация са зообентосните съобщества от пясъчното дъно в плитката част на крайбрежната зона – до 12-13 m. Тези местообитания попадат основно в рамките на активната брегова подзона (до 11-12 m), където се наблюдава силно изразена вълнова абразионна дейност. В района на изследване този тип местообитания са разположени основно в заливите между носовете (<text:span text:style-name="T7">КАРТА?)</text:span>.</text:p>
      <text:p text:style-name="Thesis_5f_body">Гранулометричният състав на дънните наноси е фактор, който играе основна роля в определянето на структурата и състава на зообентосните съобщества <text:reference-mark-start text:name="ZOTERO_ITEM CSL_CITATION {&quot;citationID&quot;:&quot;bhm2nabjb&quot;,&quot;properties&quot;:{&quot;formattedCitation&quot;:&quot;(Gray, 1974; Gray and Elliott, 2009)&quot;,&quot;plainCitation&quot;:&quot;(Gray, 1974; Gray and Elliott, 2009)&quot;},&quot;citationItems&quot;:[{&quot;id&quot;:507,&quot;uris&quot;:[&quot;http://zotero.org/users/976121/items/BQR3D8IJ&quot;],&quot;uri&quot;:[&quot;http://zotero.org/users/976121/items/BQR3D8IJ&quot;],&quot;itemData&quot;:{&quot;id&quot;:507,&quot;type&quot;:&quot;article-journal&quot;,&quot;title&quot;:&quot;Animal-sediment relationships&quot;,&quot;container-title&quot;:&quot;Oceanography and Marine Biology: An Annual Review&quot;,&quot;page&quot;:&quot;223-261&quot;,&quot;volume&quot;:&quot;12&quot;,&quot;author&quot;:[{&quot;family&quot;:&quot;Gray&quot;,&quot;given&quot;:&quot;J. S.&quot;}],&quot;issued&quot;:{&quot;date-parts&quot;:[[&quot;1974&quot;]]}}},{&quot;id&quot;:1295,&quot;uris&quot;:[&quot;http://zotero.org/users/976121/items/RQKKS5P8&quot;],&quot;uri&quot;:[&quot;http://zotero.org/users/976121/items/RQKKS5P8&quot;],&quot;itemData&quot;:{&quot;id&quot;:1295,&quot;type&quot;:&quot;book&quot;,&quot;title&quot;:&quot;Ecology of marine sediments: from science to management&quot;,&quot;publisher&quot;:&quot;Oxford University Press Inc.&quot;,&quot;publisher-place&quot;:&quot;Oxford&quot;,&quot;number-of-pages&quot;:&quot;241&quot;,&quot;edition&quot;:&quot;2nd&quot;,&quot;event-place&quot;:&quot;Oxford&quot;,&quot;author&quot;:[{&quot;family&quot;:&quot;Gray&quot;,&quot;given&quot;:&quot;J. S.&quot;},{&quot;family&quot;:&quot;Elliott&quot;,&quot;given&quot;:&quot;M.&quot;}],&quot;issued&quot;:{&quot;date-parts&quot;:[[&quot;2009&quot;]]}}}],&quot;schema&quot;:&quot;https://github.com/citation-style-language/schema/raw/master/csl-citation.json&quot;} RNDq3ymeA7x9c"/>(Gray, 1974; Gray and Elliott, 2009)<text:reference-mark-end text:name="ZOTERO_ITEM CSL_CITATION {&quot;citationID&quot;:&quot;bhm2nabjb&quot;,&quot;properties&quot;:{&quot;formattedCitation&quot;:&quot;(Gray, 1974; Gray and Elliott, 2009)&quot;,&quot;plainCitation&quot;:&quot;(Gray, 1974; Gray and Elliott, 2009)&quot;},&quot;citationItems&quot;:[{&quot;id&quot;:507,&quot;uris&quot;:[&quot;http://zotero.org/users/976121/items/BQR3D8IJ&quot;],&quot;uri&quot;:[&quot;http://zotero.org/users/976121/items/BQR3D8IJ&quot;],&quot;itemData&quot;:{&quot;id&quot;:507,&quot;type&quot;:&quot;article-journal&quot;,&quot;title&quot;:&quot;Animal-sediment relationships&quot;,&quot;container-title&quot;:&quot;Oceanography and Marine Biology: An Annual Review&quot;,&quot;page&quot;:&quot;223-261&quot;,&quot;volume&quot;:&quot;12&quot;,&quot;author&quot;:[{&quot;family&quot;:&quot;Gray&quot;,&quot;given&quot;:&quot;J. S.&quot;}],&quot;issued&quot;:{&quot;date-parts&quot;:[[&quot;1974&quot;]]}}},{&quot;id&quot;:1295,&quot;uris&quot;:[&quot;http://zotero.org/users/976121/items/RQKKS5P8&quot;],&quot;uri&quot;:[&quot;http://zotero.org/users/976121/items/RQKKS5P8&quot;],&quot;itemData&quot;:{&quot;id&quot;:1295,&quot;type&quot;:&quot;book&quot;,&quot;title&quot;:&quot;Ecology of marine sediments: from science to management&quot;,&quot;publisher&quot;:&quot;Oxford University Press Inc.&quot;,&quot;publisher-place&quot;:&quot;Oxford&quot;,&quot;number-of-pages&quot;:&quot;241&quot;,&quot;edition&quot;:&quot;2nd&quot;,&quot;event-place&quot;:&quot;Oxford&quot;,&quot;author&quot;:[{&quot;family&quot;:&quot;Gray&quot;,&quot;given&quot;:&quot;J. S.&quot;},{&quot;family&quot;:&quot;Elliott&quot;,&quot;given&quot;:&quot;M.&quot;}],&quot;issued&quot;:{&quot;date-parts&quot;:[[&quot;2009&quot;]]}}}],&quot;schema&quot;:&quot;https://github.com/citation-style-language/schema/raw/master/csl-citation.json&quot;} RNDq3ymeA7x9c"/>. Основно значение за образуването на съвременните морфологични структури и за гранулометрията в крайбрежната зона имат геоложко-стратиграфският строеж на скалните образувания, тяхното разпространение и разположение, както и устойчивостта им на ерозия и абразия <text:reference-mark-start text:name="ZOTERO_ITEM CSL_CITATION {&quot;citationID&quot;:&quot;1j1a7rraav&quot;,&quot;properties&quot;:{&quot;formattedCitation&quot;:&quot;{\\rtf (\\uc0\\u1050{}\\uc0\\u1077{}\\uc0\\u1088{}\\uc0\\u1077{}\\uc0\\u1084{}\\uc0\\u1077{}\\uc0\\u1076{}\\uc0\\u1095{}\\uc0\\u1080{}\\uc0\\u1077{}\\uc0\\u1074{} and \\uc0\\u1058{}\\uc0\\u1088{}\\uc0\\u1080{}\\uc0\\u1092{}\\uc0\\u1086{}\\uc0\\u1085{}\\uc0\\u1086{}\\uc0\\u1074{}\\uc0\\u1072{}, 2003)}&quot;,&quot;plainCitation&quot;:&quot;(Керемедчиев and Трифонова, 2003)&quot;},&quot;citationItems&quot;:[{&quot;id&quot;:2623,&quot;uris&quot;:[&quot;http://zotero.org/users/976121/items/MRKAGDNV&quot;],&quot;uri&quot;:[&quot;http://zotero.org/users/976121/items/MRKAGDNV&quot;],&quot;itemData&quot;:{&quot;id&quot;:2623,&quot;type&quot;:&quot;article-journal&quot;,&quot;title&quot;:&quot;Классификация типов профилей пляжа болгарского побережья Черного моря&quot;,&quot;container-title&quot;:&quot;Трудове на Института по океанология&quot;,&quot;page&quot;:&quot;83-98&quot;,&quot;volume&quot;:&quot;4&quot;,&quot;language&quot;:&quot;ru&quot;,&quot;author&quot;:[{&quot;family&quot;:&quot;Керемедчиев&quot;,&quot;given&quot;:&quot;С. Д.&quot;},{&quot;family&quot;:&quot;Трифонова&quot;,&quot;given&quot;:&quot;Е. В.&quot;}],&quot;issued&quot;:{&quot;date-parts&quot;:[[&quot;2003&quot;]]}}}],&quot;schema&quot;:&quot;https://github.com/citation-style-language/schema/raw/master/csl-citation.json&quot;} RNDghSFVnWgwN"/>(Керемедчиев and Трифонова, 2003)<text:reference-mark-end text:name="ZOTERO_ITEM CSL_CITATION {&quot;citationID&quot;:&quot;1j1a7rraav&quot;,&quot;properties&quot;:{&quot;formattedCitation&quot;:&quot;{\\rtf (\\uc0\\u1050{}\\uc0\\u1077{}\\uc0\\u1088{}\\uc0\\u1077{}\\uc0\\u1084{}\\uc0\\u1077{}\\uc0\\u1076{}\\uc0\\u1095{}\\uc0\\u1080{}\\uc0\\u1077{}\\uc0\\u1074{} and \\uc0\\u1058{}\\uc0\\u1088{}\\uc0\\u1080{}\\uc0\\u1092{}\\uc0\\u1086{}\\uc0\\u1085{}\\uc0\\u1086{}\\uc0\\u1074{}\\uc0\\u1072{}, 2003)}&quot;,&quot;plainCitation&quot;:&quot;(Керемедчиев and Трифонова, 2003)&quot;},&quot;citationItems&quot;:[{&quot;id&quot;:2623,&quot;uris&quot;:[&quot;http://zotero.org/users/976121/items/MRKAGDNV&quot;],&quot;uri&quot;:[&quot;http://zotero.org/users/976121/items/MRKAGDNV&quot;],&quot;itemData&quot;:{&quot;id&quot;:2623,&quot;type&quot;:&quot;article-journal&quot;,&quot;title&quot;:&quot;Классификация типов профилей пляжа болгарского побережья Черного моря&quot;,&quot;container-title&quot;:&quot;Трудове на Института по океанология&quot;,&quot;page&quot;:&quot;83-98&quot;,&quot;volume&quot;:&quot;4&quot;,&quot;language&quot;:&quot;ru&quot;,&quot;author&quot;:[{&quot;family&quot;:&quot;Керемедчиев&quot;,&quot;given&quot;:&quot;С. Д.&quot;},{&quot;family&quot;:&quot;Трифонова&quot;,&quot;given&quot;:&quot;Е. В.&quot;}],&quot;issued&quot;:{&quot;date-parts&quot;:[[&quot;2003&quot;]]}}}],&quot;schema&quot;:&quot;https://github.com/citation-style-language/schema/raw/master/csl-citation.json&quot;} RNDghSFVnWgwN"/>. Бреговата зона на Бургаския район е изградена от слабоустойчиви на абразия глини, пясъци и песъчливо-варовити конгломерати. Поради особеностите на района се формира полегат подводен склон със среден наклон 0.0097. Като структури в района на изследване доминират абразионно-акумулативни и акумулативно-срутищни тераси, които се простират на дълбочина 3-12 m и са най-добре изразени на дълбочина 10-12 m. Подводният профил е преобладаващо от плитководен подтип; повърхността на терасите е покрита със среднозърнести и едрозърнести пясъци със значителен биогенен компонент (CaCO3 – 45%). В зоната на деформираната вълна преобладават дребнозърнести пясъци <text:reference-mark-start text:name="ZOTERO_ITEM CSL_CITATION {&quot;citationID&quot;:&quot;1bxPheVU&quot;,&quot;properties&quot;:{&quot;formattedCitation&quot;:&quot;{\\rtf (\\uc0\\u1050{}\\uc0\\u1077{}\\uc0\\u1088{}\\uc0\\u1077{}\\uc0\\u1084{}\\uc0\\u1077{}\\uc0\\u1076{}\\uc0\\u1095{}\\uc0\\u1080{}\\uc0\\u1077{}\\uc0\\u1074{}, 2001; \\uc0\\u1050{}\\uc0\\u1077{}\\uc0\\u1088{}\\uc0\\u1077{}\\uc0\\u1084{}\\uc0\\u1077{}\\uc0\\u1076{}\\uc0\\u1095{}\\uc0\\u1080{}\\uc0\\u1077{}\\uc0\\u1074{} and \\uc0\\u1058{}\\uc0\\u1088{}\\uc0\\u1080{}\\uc0\\u1092{}\\uc0\\u1086{}\\uc0\\u1085{}\\uc0\\u1086{}\\uc0\\u1074{}\\uc0\\u1072{}, 2003)}&quot;,&quot;plainCitation&quot;:&quot;(Керемедчиев, 2001; Керемедчиев and Трифонова, 2003)&quot;},&quot;citationItems&quot;:[{&quot;id&quot;:2643,&quot;uris&quot;:[&quot;http://zotero.org/users/976121/items/MBNE58C7&quot;],&quot;uri&quot;:[&quot;http://zotero.org/users/976121/items/MBNE58C7&quot;],&quot;itemData&quot;:{&quot;id&quot;:2643,&quot;type&quot;:&quot;article-journal&quot;,&quot;title&quot;:&quot;Морфохидрографски анализ на бреговата зона на Българското Черноморско крайбрежие&quot;,&quot;container-title&quot;:&quot;Трудове на Института по океанология&quot;,&quot;page&quot;:&quot;57-64&quot;,&quot;volume&quot;:&quot;3&quot;,&quot;journalAbbreviation&quot;:&quot;bg&quot;,&quot;author&quot;:[{&quot;family&quot;:&quot;Керемедчиев&quot;,&quot;given&quot;:&quot;С. Д.&quot;}],&quot;issued&quot;:{&quot;date-parts&quot;:[[&quot;2001&quot;]]}}},{&quot;id&quot;:2623,&quot;uris&quot;:[&quot;http://zotero.org/users/976121/items/MRKAGDNV&quot;],&quot;uri&quot;:[&quot;http://zotero.org/users/976121/items/MRKAGDNV&quot;],&quot;itemData&quot;:{&quot;id&quot;:2623,&quot;type&quot;:&quot;article-journal&quot;,&quot;title&quot;:&quot;Классификация типов профилей пляжа болгарского побережья Черного моря&quot;,&quot;container-title&quot;:&quot;Трудове на Института по океанология&quot;,&quot;page&quot;:&quot;83-98&quot;,&quot;volume&quot;:&quot;4&quot;,&quot;language&quot;:&quot;ru&quot;,&quot;author&quot;:[{&quot;family&quot;:&quot;Керемедчиев&quot;,&quot;given&quot;:&quot;С. Д.&quot;},{&quot;family&quot;:&quot;Трифонова&quot;,&quot;given&quot;:&quot;Е. В.&quot;}],&quot;issued&quot;:{&quot;date-parts&quot;:[[&quot;2003&quot;]]}}}],&quot;schema&quot;:&quot;https://github.com/citation-style-language/schema/raw/master/csl-citation.json&quot;} RNDsG4mOPNisx"/>(Керемедчиев, 2001; Керемедчиев and Трифонова, 2003)<text:reference-mark-end text:name="ZOTERO_ITEM CSL_CITATION {&quot;citationID&quot;:&quot;1bxPheVU&quot;,&quot;properties&quot;:{&quot;formattedCitation&quot;:&quot;{\\rtf (\\uc0\\u1050{}\\uc0\\u1077{}\\uc0\\u1088{}\\uc0\\u1077{}\\uc0\\u1084{}\\uc0\\u1077{}\\uc0\\u1076{}\\uc0\\u1095{}\\uc0\\u1080{}\\uc0\\u1077{}\\uc0\\u1074{}, 2001; \\uc0\\u1050{}\\uc0\\u1077{}\\uc0\\u1088{}\\uc0\\u1077{}\\uc0\\u1084{}\\uc0\\u1077{}\\uc0\\u1076{}\\uc0\\u1095{}\\uc0\\u1080{}\\uc0\\u1077{}\\uc0\\u1074{} and \\uc0\\u1058{}\\uc0\\u1088{}\\uc0\\u1080{}\\uc0\\u1092{}\\uc0\\u1086{}\\uc0\\u1085{}\\uc0\\u1086{}\\uc0\\u1074{}\\uc0\\u1072{}, 2003)}&quot;,&quot;plainCitation&quot;:&quot;(Керемедчиев, 2001; Керемедчиев and Трифонова, 2003)&quot;},&quot;citationItems&quot;:[{&quot;id&quot;:2643,&quot;uris&quot;:[&quot;http://zotero.org/users/976121/items/MBNE58C7&quot;],&quot;uri&quot;:[&quot;http://zotero.org/users/976121/items/MBNE58C7&quot;],&quot;itemData&quot;:{&quot;id&quot;:2643,&quot;type&quot;:&quot;article-journal&quot;,&quot;title&quot;:&quot;Морфохидрографски анализ на бреговата зона на Българското Черноморско крайбрежие&quot;,&quot;container-title&quot;:&quot;Трудове на Института по океанология&quot;,&quot;page&quot;:&quot;57-64&quot;,&quot;volume&quot;:&quot;3&quot;,&quot;journalAbbreviation&quot;:&quot;bg&quot;,&quot;author&quot;:[{&quot;family&quot;:&quot;Керемедчиев&quot;,&quot;given&quot;:&quot;С. Д.&quot;}],&quot;issued&quot;:{&quot;date-parts&quot;:[[&quot;2001&quot;]]}}},{&quot;id&quot;:2623,&quot;uris&quot;:[&quot;http://zotero.org/users/976121/items/MRKAGDNV&quot;],&quot;uri&quot;:[&quot;http://zotero.org/users/976121/items/MRKAGDNV&quot;],&quot;itemData&quot;:{&quot;id&quot;:2623,&quot;type&quot;:&quot;article-journal&quot;,&quot;title&quot;:&quot;Классификация типов профилей пляжа болгарского побережья Черного моря&quot;,&quot;container-title&quot;:&quot;Трудове на Института по океанология&quot;,&quot;page&quot;:&quot;83-98&quot;,&quot;volume&quot;:&quot;4&quot;,&quot;language&quot;:&quot;ru&quot;,&quot;author&quot;:[{&quot;family&quot;:&quot;Керемедчиев&quot;,&quot;given&quot;:&quot;С. Д.&quot;},{&quot;family&quot;:&quot;Трифонова&quot;,&quot;given&quot;:&quot;Е. В.&quot;}],&quot;issued&quot;:{&quot;date-parts&quot;:[[&quot;2003&quot;]]}}}],&quot;schema&quot;:&quot;https://github.com/citation-style-language/schema/raw/master/csl-citation.json&quot;} RNDsG4mOPNisx"/>. В по-плитките части на южната и западната част на залива седиментите са представени от глинесто-алевритови морски тини.</text:p>
      <text:p text:style-name="Thesis_5f_body"><text:soft-page-break/>В Медноридски-Странджански район наклонът на крайбрежната зона е по-голям - средно 0.019. Тук преобладават устойчиви на вълнова абразия скални формации и подводният терасен комплекс е по-слабо изразен <text:reference-mark-start text:name="ZOTERO_ITEM CSL_CITATION {&quot;citationID&quot;:&quot;179a9a8k3l&quot;,&quot;properties&quot;:{&quot;formattedCitation&quot;:&quot;{\\rtf (\\uc0\\u1050{}\\uc0\\u1077{}\\uc0\\u1088{}\\uc0\\u1077{}\\uc0\\u1084{}\\uc0\\u1077{}\\uc0\\u1076{}\\uc0\\u1095{}\\uc0\\u1080{}\\uc0\\u1077{}\\uc0\\u1074{} and \\uc0\\u1063{}\\uc0\\u1077{}\\uc0\\u1088{}\\uc0\\u1085{}\\uc0\\u1077{}\\uc0\\u1074{}\\uc0\\u1072{}, 2001)}&quot;,&quot;plainCitation&quot;:&quot;(Керемедчиев and Чернева, 2001)&quot;},&quot;citationItems&quot;:[{&quot;id&quot;:2619,&quot;uris&quot;:[&quot;http://zotero.org/users/976121/items/I8FUCSF2&quot;],&quot;uri&quot;:[&quot;http://zotero.org/users/976121/items/I8FUCSF2&quot;],&quot;itemData&quot;:{&quot;id&quot;:2619,&quot;type&quot;:&quot;article-journal&quot;,&quot;title&quot;:&quot;Развитие на терасния комплекс в бреговата зона на българското черноморско крайбрежие&quot;,&quot;container-title&quot;:&quot;Трудове на Института по океанология&quot;,&quot;page&quot;:&quot;65-76&quot;,&quot;volume&quot;:&quot;3&quot;,&quot;language&quot;:&quot;bg&quot;,&quot;author&quot;:[{&quot;family&quot;:&quot;Керемедчиев&quot;,&quot;given&quot;:&quot;С. Д.&quot;},{&quot;family&quot;:&quot;Чернева&quot;,&quot;given&quot;:&quot;Ж. И.&quot;}],&quot;issued&quot;:{&quot;date-parts&quot;:[[&quot;2001&quot;]]}}}],&quot;schema&quot;:&quot;https://github.com/citation-style-language/schema/raw/master/csl-citation.json&quot;} RNDmGH2yXBoLI"/>(Керемедчиев and Чернева, 2001)<text:reference-mark-end text:name="ZOTERO_ITEM CSL_CITATION {&quot;citationID&quot;:&quot;179a9a8k3l&quot;,&quot;properties&quot;:{&quot;formattedCitation&quot;:&quot;{\\rtf (\\uc0\\u1050{}\\uc0\\u1077{}\\uc0\\u1088{}\\uc0\\u1077{}\\uc0\\u1084{}\\uc0\\u1077{}\\uc0\\u1076{}\\uc0\\u1095{}\\uc0\\u1080{}\\uc0\\u1077{}\\uc0\\u1074{} and \\uc0\\u1063{}\\uc0\\u1077{}\\uc0\\u1088{}\\uc0\\u1085{}\\uc0\\u1077{}\\uc0\\u1074{}\\uc0\\u1072{}, 2001)}&quot;,&quot;plainCitation&quot;:&quot;(Керемедчиев and Чернева, 2001)&quot;},&quot;citationItems&quot;:[{&quot;id&quot;:2619,&quot;uris&quot;:[&quot;http://zotero.org/users/976121/items/I8FUCSF2&quot;],&quot;uri&quot;:[&quot;http://zotero.org/users/976121/items/I8FUCSF2&quot;],&quot;itemData&quot;:{&quot;id&quot;:2619,&quot;type&quot;:&quot;article-journal&quot;,&quot;title&quot;:&quot;Развитие на терасния комплекс в бреговата зона на българското черноморско крайбрежие&quot;,&quot;container-title&quot;:&quot;Трудове на Института по океанология&quot;,&quot;page&quot;:&quot;65-76&quot;,&quot;volume&quot;:&quot;3&quot;,&quot;language&quot;:&quot;bg&quot;,&quot;author&quot;:[{&quot;family&quot;:&quot;Керемедчиев&quot;,&quot;given&quot;:&quot;С. Д.&quot;},{&quot;family&quot;:&quot;Чернева&quot;,&quot;given&quot;:&quot;Ж. И.&quot;}],&quot;issued&quot;:{&quot;date-parts&quot;:[[&quot;2001&quot;]]}}}],&quot;schema&quot;:&quot;https://github.com/citation-style-language/schema/raw/master/csl-citation.json&quot;} RNDmGH2yXBoLI"/>. Подводният профил на пясъчните плажове е от дълбоководен подтип, със среден наклон 0.01 в прибойната зона, а в зоната на деформираната вълна - до 0.02. Терасите са покрити със среднозърнести пясъци с добре изразен биогенен компонент (CaCO3 – 38%) <text:reference-mark-start text:name="ZOTERO_ITEM CSL_CITATION {&quot;citationID&quot;:&quot;hv94fs70a&quot;,&quot;properties&quot;:{&quot;formattedCitation&quot;:&quot;{\\rtf (\\uc0\\u1050{}\\uc0\\u1077{}\\uc0\\u1088{}\\uc0\\u1077{}\\uc0\\u1084{}\\uc0\\u1077{}\\uc0\\u1076{}\\uc0\\u1095{}\\uc0\\u1080{}\\uc0\\u1077{}\\uc0\\u1074{} and \\uc0\\u1058{}\\uc0\\u1088{}\\uc0\\u1080{}\\uc0\\u1092{}\\uc0\\u1086{}\\uc0\\u1085{}\\uc0\\u1086{}\\uc0\\u1074{}\\uc0\\u1072{}, 2003)}&quot;,&quot;plainCitation&quot;:&quot;(Керемедчиев and Трифонова, 2003)&quot;},&quot;citationItems&quot;:[{&quot;id&quot;:2623,&quot;uris&quot;:[&quot;http://zotero.org/users/976121/items/MRKAGDNV&quot;],&quot;uri&quot;:[&quot;http://zotero.org/users/976121/items/MRKAGDNV&quot;],&quot;itemData&quot;:{&quot;id&quot;:2623,&quot;type&quot;:&quot;article-journal&quot;,&quot;title&quot;:&quot;Классификация типов профилей пляжа болгарского побережья Черного моря&quot;,&quot;container-title&quot;:&quot;Трудове на Института по океанология&quot;,&quot;page&quot;:&quot;83-98&quot;,&quot;volume&quot;:&quot;4&quot;,&quot;language&quot;:&quot;ru&quot;,&quot;author&quot;:[{&quot;family&quot;:&quot;Керемедчиев&quot;,&quot;given&quot;:&quot;С. Д.&quot;},{&quot;family&quot;:&quot;Трифонова&quot;,&quot;given&quot;:&quot;Е. В.&quot;}],&quot;issued&quot;:{&quot;date-parts&quot;:[[&quot;2003&quot;]]}}}],&quot;schema&quot;:&quot;https://github.com/citation-style-language/schema/raw/master/csl-citation.json&quot;} RNDhZbKQxPLkn"/>(Керемедчиев and Трифонова, 2003)<text:reference-mark-end text:name="ZOTERO_ITEM CSL_CITATION {&quot;citationID&quot;:&quot;hv94fs70a&quot;,&quot;properties&quot;:{&quot;formattedCitation&quot;:&quot;{\\rtf (\\uc0\\u1050{}\\uc0\\u1077{}\\uc0\\u1088{}\\uc0\\u1077{}\\uc0\\u1084{}\\uc0\\u1077{}\\uc0\\u1076{}\\uc0\\u1095{}\\uc0\\u1080{}\\uc0\\u1077{}\\uc0\\u1074{} and \\uc0\\u1058{}\\uc0\\u1088{}\\uc0\\u1080{}\\uc0\\u1092{}\\uc0\\u1086{}\\uc0\\u1085{}\\uc0\\u1086{}\\uc0\\u1074{}\\uc0\\u1072{}, 2003)}&quot;,&quot;plainCitation&quot;:&quot;(Керемедчиев and Трифонова, 2003)&quot;},&quot;citationItems&quot;:[{&quot;id&quot;:2623,&quot;uris&quot;:[&quot;http://zotero.org/users/976121/items/MRKAGDNV&quot;],&quot;uri&quot;:[&quot;http://zotero.org/users/976121/items/MRKAGDNV&quot;],&quot;itemData&quot;:{&quot;id&quot;:2623,&quot;type&quot;:&quot;article-journal&quot;,&quot;title&quot;:&quot;Классификация типов профилей пляжа болгарского побережья Черного моря&quot;,&quot;container-title&quot;:&quot;Трудове на Института по океанология&quot;,&quot;page&quot;:&quot;83-98&quot;,&quot;volume&quot;:&quot;4&quot;,&quot;language&quot;:&quot;ru&quot;,&quot;author&quot;:[{&quot;family&quot;:&quot;Керемедчиев&quot;,&quot;given&quot;:&quot;С. Д.&quot;},{&quot;family&quot;:&quot;Трифонова&quot;,&quot;given&quot;:&quot;Е. В.&quot;}],&quot;issued&quot;:{&quot;date-parts&quot;:[[&quot;2003&quot;]]}}}],&quot;schema&quot;:&quot;https://github.com/citation-style-language/schema/raw/master/csl-citation.json&quot;} RNDhZbKQxPLkn"/>.</text:p>
      <text:list xml:id="list213056258790198" text:continue-numbering="true" text:style-name="Thesis_5f_numbering">
        <text:list-item>
          <text:list>
            <text:list-item>
              <text:p text:style-name="Thesis_5f_Heading2"><text:bookmark-start text:name="__RefHeading__4925_970456079"/>Климатични и хидрофизични характеристики<text:bookmark-end text:name="__RefHeading__4925_970456079"/></text:p>
            </text:list-item>
          </text:list>
        </text:list-item>
      </text:list>
      <text:p text:style-name="P1">Температура на въздуха и валежи</text:p>
      <text:p text:style-name="Thesis_5f_body">Черно море е разположено в умерената климатична зона. Българското черноморско крайбрежие се характеризира с преходно-морски тип климат. В района на Бургаския залив максималните средни месечни температури на въздуха (22-23°С) се достигат през юли-август, а минималните (2.4°С) – през януари-февруари. <text:span text:style-name="T1">реф?</text:span></text:p>
      <text:p text:style-name="Thesis_5f_body">За периода на изследване (2012-2014 г.) се наблюдават сходни сезонни изменения на температурата - максималните средни дневни температура на въздуха в Бургас са около 25-27ºС и са измерени през юли и август, а минималните – около 0 до -3ºС - през януари-февруари (<text:sequence-ref text:reference-format="category-and-value" text:ref-name="refФиг.0">Фиг. 1</text:sequence-ref>).</text:p>
      <text:p text:style-name="Thesis_5f_body"/>
      <text:p text:style-name="Thesis_5f_body"><draw:frame draw:style-name="fr1" draw:name="Frame1" text:anchor-type="paragraph" svg:width="16.002cm" draw:z-index="0"><draw:text-box fo:min-height="10.546cm"><text:p text:style-name="Thesis_5f_caption"><draw:frame draw:style-name="fr3" draw:name="Image1" text:anchor-type="paragraph" svg:width="16.002cm" style:rel-width="100%" svg:height="10.546cm" style:rel-height="scale" draw:z-index="1"><draw:image xlink:href="Pictures/20000002000002EF000001EFCCB646A2.eps" xlink:type="simple" xlink:show="embed" xlink:actuate="onLoad"/></draw:frame>Фиг. <text:sequence text:ref-name="refФиг.0" text:name="Фиг." text:formula="ooow:Фиг.+1" style:num-format="1">1</text:sequence>. Средни дневни температури на въздуха за периода 2012-2014 г., измерени в Бургас. Източник на данните: базата данни на Weather Undeground, <text:s/>станция Бургас (LBBG) (http://www.wunderground.com/history/airport/LBBG). </text:p></draw:text-box></draw:frame></text:p>
      <text:p text:style-name="Thesis_5f_body"><text:soft-page-break/>Валежите в района на южното българско Черноморие обикновено са максимални през зимния и пролетния сезони <text:reference-mark-start text:name="ZOTERO_ITEM CSL_CITATION {&quot;citationID&quot;:&quot;aid2g0lou&quot;,&quot;properties&quot;:{&quot;formattedCitation&quot;:&quot;{\\rtf (\\uc0\\u1050{}\\uc0\\u1086{}\\uc0\\u1083{}\\uc0\\u1077{}\\uc0\\u1074{}\\uc0\\u1072{} and \\uc0\\u1055{}\\uc0\\u1077{}\\uc0\\u1085{}\\uc0\\u1077{}\\uc0\\u1074{}\\uc0\\u1072{}, 1990)}&quot;,&quot;plainCitation&quot;:&quot;(Колева and Пенева, 1990)&quot;},&quot;citationItems&quot;:[{&quot;id&quot;:2666,&quot;uris&quot;:[&quot;http://zotero.org/users/976121/items/GMDTXS62&quot;],&quot;uri&quot;:[&quot;http://zotero.org/users/976121/items/GMDTXS62&quot;],&quot;itemData&quot;:{&quot;id&quot;:2666,&quot;type&quot;:&quot;book&quot;,&quot;title&quot;:&quot;Климатичен справочник: Валежи в България&quot;,&quot;publisher&quot;:&quot;Издателство на Българската академия на науките&quot;,&quot;publisher-place&quot;:&quot;София&quot;,&quot;number-of-pages&quot;:&quot;170&quot;,&quot;event-place&quot;:&quot;София&quot;,&quot;language&quot;:&quot;bg&quot;,&quot;editor&quot;:[{&quot;family&quot;:&quot;Колева&quot;,&quot;given&quot;:&quot;Е. М.&quot;},{&quot;family&quot;:&quot;Пенева&quot;,&quot;given&quot;:&quot;Р. И.&quot;}],&quot;issued&quot;:{&quot;date-parts&quot;:[[&quot;1990&quot;]]}}}],&quot;schema&quot;:&quot;https://github.com/citation-style-language/schema/raw/master/csl-citation.json&quot;} RNDzwKo0nhYGP"/>(Колева and Пенева, 1990)<text:reference-mark-end text:name="ZOTERO_ITEM CSL_CITATION {&quot;citationID&quot;:&quot;aid2g0lou&quot;,&quot;properties&quot;:{&quot;formattedCitation&quot;:&quot;{\\rtf (\\uc0\\u1050{}\\uc0\\u1086{}\\uc0\\u1083{}\\uc0\\u1077{}\\uc0\\u1074{}\\uc0\\u1072{} and \\uc0\\u1055{}\\uc0\\u1077{}\\uc0\\u1085{}\\uc0\\u1077{}\\uc0\\u1074{}\\uc0\\u1072{}, 1990)}&quot;,&quot;plainCitation&quot;:&quot;(Колева and Пенева, 1990)&quot;},&quot;citationItems&quot;:[{&quot;id&quot;:2666,&quot;uris&quot;:[&quot;http://zotero.org/users/976121/items/GMDTXS62&quot;],&quot;uri&quot;:[&quot;http://zotero.org/users/976121/items/GMDTXS62&quot;],&quot;itemData&quot;:{&quot;id&quot;:2666,&quot;type&quot;:&quot;book&quot;,&quot;title&quot;:&quot;Климатичен справочник: Валежи в България&quot;,&quot;publisher&quot;:&quot;Издателство на Българската академия на науките&quot;,&quot;publisher-place&quot;:&quot;София&quot;,&quot;number-of-pages&quot;:&quot;170&quot;,&quot;event-place&quot;:&quot;София&quot;,&quot;language&quot;:&quot;bg&quot;,&quot;editor&quot;:[{&quot;family&quot;:&quot;Колева&quot;,&quot;given&quot;:&quot;Е. М.&quot;},{&quot;family&quot;:&quot;Пенева&quot;,&quot;given&quot;:&quot;Р. И.&quot;}],&quot;issued&quot;:{&quot;date-parts&quot;:[[&quot;1990&quot;]]}}}],&quot;schema&quot;:&quot;https://github.com/citation-style-language/schema/raw/master/csl-citation.json&quot;} RNDzwKo0nhYGP"/>. Повишеното количество на валежите води до засилен речен вток, понижаване на повърхностната соленост и увеличаване на количествата суспендирана материя и биогени, особено в района на речни устия. Тези промени в условията на средата от своя страна оказва пряко влияние върху зообентосните съобщества в крайбрежната зона.</text:p>
      <text:p text:style-name="Thesis_5f_body">През изследвания период в района на Бургас се наблюдава силна вариация в сезонните изменения на количеството валежи (<text:sequence-ref text:reference-format="category-and-value" text:ref-name="refФиг.1">Фиг. 2</text:sequence-ref>). Сумарните годишни валежи през първите 2012 г. са 547.15, през 2013 г. - 706.37 mm, а през 2014 г. количеството им достига 1270.5 mm. През 2012 г. пролетта и есента са дъждовни, докато лятото е по-сухо. През 2013 г. лятото (месец юли) е с най-високи средни месечните валежи. През 2014 г. особено голямо е количеството на валежите през лятото и есента.</text:p>
      <text:p text:style-name="Thesis_5f_body"><draw:frame draw:style-name="fr2" draw:name="Frame2" text:anchor-type="paragraph" svg:x="0.508cm" svg:y="1cm" svg:width="14.986cm" draw:z-index="2"><draw:text-box fo:min-height="11.079cm"><text:p text:style-name="Thesis_5f_caption"><draw:frame draw:style-name="fr4" draw:name="Image2" text:anchor-type="paragraph" svg:width="14.986cm" svg:height="11.234cm" draw:z-index="3"><draw:image xlink:href="Pictures/200000020000031B0000025499AECFF8.eps" xlink:type="simple" xlink:show="embed" xlink:actuate="onLoad"/></draw:frame>Фиг. <text:sequence text:ref-name="refФиг.1" text:name="Фиг." text:formula="ooow:Фиг.+1" style:num-format="1">2</text:sequence>. Средни месечни валежи <text:span text:style-name="T2">през периода на изследване </text:span>(mm). Данни от <text:span text:style-name="T3">климатична </text:span>станция Бургас (LBBG) (http://en.tutiempo.net/climate/ws-156550.html)</text:p></draw:text-box></draw:frame></text:p>
      <text:p text:style-name="Thesis_5f_body"/>
      <text:p text:style-name="Thesis_5f_body"/>
      <text:p text:style-name="Thesis_5f_body"/>
      <text:p text:style-name="P1">Преобладаващи ветрове</text:p>
      <text:p text:style-name="Thesis_5f_body">Ветровият режим в българския сектор на Черно море се определя от характерния за умерената зона на северното полукълбо пренос на въздушни маси с посока запад – изток (<text:span text:style-name="T1">РЕФ</text:span>). През зимния сезон преобладават западните и северозападните ветрове, предизвикани от високата циклонална активност над Средиземно море, както и от <text:soft-page-break/>антициклони над Източна Европа. Пролетта и есента се характеризират с преобладаващи източни и югоизточни ветрове. Според изследвания върху многогодишната динамика на ветровете в района на Бургаския залив най-силните ветрове се наблюдават през зимата и есента, от север, североизток и изток; заради това през тези сезони се регистрират и максимални стойности на ветровите вълни. През лятото обикновено ветровете и вълнението са най-слаби <text:reference-mark-start text:name="ZOTERO_ITEM CSL_CITATION {&quot;citationID&quot;:&quot;qa34mrjrt&quot;,&quot;properties&quot;:{&quot;formattedCitation&quot;:&quot;{\\rtf (\\uc0\\u1041{}\\uc0\\u1077{}\\uc0\\u1083{}\\uc0\\u1073{}\\uc0\\u1077{}\\uc0\\u1088{}\\uc0\\u1086{}\\uc0\\u1074{} et al., 2005)}&quot;,&quot;plainCitation&quot;:&quot;(Белберов et al., 2005)&quot;},&quot;citationItems&quot;:[{&quot;id&quot;:2667,&quot;uris&quot;:[&quot;http://zotero.org/users/976121/items/5MZG4F29&quot;],&quot;uri&quot;:[&quot;http://zotero.org/users/976121/items/5MZG4F29&quot;],&quot;itemData&quot;:{&quot;id&quot;:2667,&quot;type&quot;:&quot;article-journal&quot;,&quot;title&quot;:&quot;Ветрово-вълнови климат в региона на Бургаски залив&quot;,&quot;container-title&quot;:&quot;Трудове на Института по океанология&quot;,&quot;page&quot;:&quot;11-23&quot;,&quot;volume&quot;:&quot;5&quot;,&quot;language&quot;:&quot;bg&quot;,&quot;author&quot;:[{&quot;family&quot;:&quot;Белберов&quot;,&quot;given&quot;:&quot;З.&quot;},{&quot;family&quot;:&quot;Костичкова&quot;,&quot;given&quot;:&quot;Д.&quot;},{&quot;family&quot;:&quot;Чернева&quot;,&quot;given&quot;:&quot;Ж. И.&quot;},{&quot;family&quot;:&quot;Раби&quot;,&quot;given&quot;:&quot;А.&quot;},{&quot;family&quot;:&quot;Вълчев&quot;,&quot;given&quot;:&quot;Н. Н.&quot;},{&quot;family&quot;:&quot;Борисова&quot;,&quot;given&quot;:&quot;Е.&quot;}],&quot;issued&quot;:{&quot;date-parts&quot;:[[&quot;2005&quot;]]}}}],&quot;schema&quot;:&quot;https://github.com/citation-style-language/schema/raw/master/csl-citation.json&quot;} RNDAilAGbbgXj"/>(Белберов et al., 2005)<text:reference-mark-end text:name="ZOTERO_ITEM CSL_CITATION {&quot;citationID&quot;:&quot;qa34mrjrt&quot;,&quot;properties&quot;:{&quot;formattedCitation&quot;:&quot;{\\rtf (\\uc0\\u1041{}\\uc0\\u1077{}\\uc0\\u1083{}\\uc0\\u1073{}\\uc0\\u1077{}\\uc0\\u1088{}\\uc0\\u1086{}\\uc0\\u1074{} et al., 2005)}&quot;,&quot;plainCitation&quot;:&quot;(Белберов et al., 2005)&quot;},&quot;citationItems&quot;:[{&quot;id&quot;:2667,&quot;uris&quot;:[&quot;http://zotero.org/users/976121/items/5MZG4F29&quot;],&quot;uri&quot;:[&quot;http://zotero.org/users/976121/items/5MZG4F29&quot;],&quot;itemData&quot;:{&quot;id&quot;:2667,&quot;type&quot;:&quot;article-journal&quot;,&quot;title&quot;:&quot;Ветрово-вълнови климат в региона на Бургаски залив&quot;,&quot;container-title&quot;:&quot;Трудове на Института по океанология&quot;,&quot;page&quot;:&quot;11-23&quot;,&quot;volume&quot;:&quot;5&quot;,&quot;language&quot;:&quot;bg&quot;,&quot;author&quot;:[{&quot;family&quot;:&quot;Белберов&quot;,&quot;given&quot;:&quot;З.&quot;},{&quot;family&quot;:&quot;Костичкова&quot;,&quot;given&quot;:&quot;Д.&quot;},{&quot;family&quot;:&quot;Чернева&quot;,&quot;given&quot;:&quot;Ж. И.&quot;},{&quot;family&quot;:&quot;Раби&quot;,&quot;given&quot;:&quot;А.&quot;},{&quot;family&quot;:&quot;Вълчев&quot;,&quot;given&quot;:&quot;Н. Н.&quot;},{&quot;family&quot;:&quot;Борисова&quot;,&quot;given&quot;:&quot;Е.&quot;}],&quot;issued&quot;:{&quot;date-parts&quot;:[[&quot;2005&quot;]]}}}],&quot;schema&quot;:&quot;https://github.com/citation-style-language/schema/raw/master/csl-citation.json&quot;} RNDAilAGbbgXj"/>.</text:p>
      <text:p text:style-name="Thesis_5f_body">За района на Бургас в периода на изследване най-силните ветрове са с посока от север, североизток и югозапад (<text:sequence-ref text:reference-format="category-and-value" text:ref-name="refФиг.2">Фиг. 3</text:sequence-ref>).</text:p>
      <text:p text:style-name="Thesis_5f_body"><draw:frame draw:style-name="fr1" draw:name="Frame3" text:anchor-type="paragraph" svg:width="16.002cm" draw:z-index="4"><draw:text-box fo:min-height="5.8cm"><text:p text:style-name="Thesis_5f_caption"><draw:frame draw:style-name="fr5" draw:name="Image3" text:anchor-type="paragraph" svg:width="16.708cm" style:rel-width="104%" svg:height="6.382cm" style:rel-height="scale" draw:z-index="5"><draw:image xlink:href="Pictures/20000002000002EF00000396CD560933.eps" xlink:type="simple" xlink:show="embed" xlink:actuate="onLoad"/></draw:frame>Фиг. <text:sequence text:ref-name="refФиг.2" text:name="Фиг." text:formula="ooow:Фиг.+1" style:num-format="1">3</text:sequence>. Роза на ветровете в климатична станция Бургас (LBBG), 2012-2014 г. (данни: Weather Underground).</text:p></draw:text-box></draw:frame></text:p>
      <text:p text:style-name="P1">Вълнение</text:p>
      <text:p text:style-name="Thesis_5f_body">Зообентосните съобщества в крайбрежната зона – обект на изследване на тази дисертация – се развиват в зоната на активно вълново въздействие; затова, вълновият режим е фактор, оказващ значително влияние върху тяхната структура и състав.</text:p>
      <text:p text:style-name="Thesis_5f_body">Ветровите вълни в района на Бургаския залив са най-големи при посока на вятъра от север и североизток, като това зависи и от продължителността на духане на вятъра <text:reference-mark-start text:name="ZOTERO_ITEM CSL_CITATION {&quot;citationID&quot;:&quot;dm0ynJro&quot;,&quot;properties&quot;:{&quot;unsorted&quot;:true,&quot;formattedCitation&quot;:&quot;{\\rtf (\\uc0\\u1043{}\\uc0\\u1088{}\\uc0\\u1086{}\\uc0\\u1079{}\\uc0\\u1076{}\\uc0\\u1077{}\\uc0\\u1074{}, 2005, 2006)}&quot;,&quot;plainCitation&quot;:&quot;(Гроздев, 2005, 2006)&quot;},&quot;citationItems&quot;:[{&quot;id&quot;:2671,&quot;uris&quot;:[&quot;http://zotero.org/users/976121/items/4Q88EQGK&quot;],&quot;uri&quot;:[&quot;http://zotero.org/users/976121/items/4Q88EQGK&quot;],&quot;itemData&quot;:{&quot;id&quot;:2671,&quot;type&quot;:&quot;thesis&quot;,&quot;title&quot;:&quot;Режим на ветровото вълнение в прибрежната част на българския сектор на Черно море&quot;,&quot;publisher&quot;:&quot;Географски институт-БАН, Институт по океанология-БАН&quot;,&quot;publisher-place&quot;:&quot;София&quot;,&quot;number-of-pages&quot;:&quot;183&quot;,&quot;genre&quot;:&quot;PhD&quot;,&quot;event-place&quot;:&quot;София&quot;,&quot;language&quot;:&quot;bg&quot;,&quot;author&quot;:[{&quot;family&quot;:&quot;Гроздев&quot;,&quot;given&quot;:&quot;Д.&quot;}],&quot;issued&quot;:{&quot;date-parts&quot;:[[&quot;2005&quot;]]}}},{&quot;id&quot;:2645,&quot;uris&quot;:[&quot;http://zotero.org/users/976121/items/U6N7RQ3T&quot;],&quot;uri&quot;:[&quot;http://zotero.org/users/976121/items/U6N7RQ3T&quot;],&quot;itemData&quot;:{&quot;id&quot;:2645,&quot;type&quot;:&quot;paper-conference&quot;,&quot;title&quot;:&quot;Вълнови климат в българската прибрежна акватория на Черно море&quot;,&quot;publisher&quot;:&quot;Дружество на геофизиците в България, Българско геологично дружество&quot;,&quot;publisher-place&quot;:&quot;София&quot;,&quot;page&quot;:&quot;296-299&quot;,&quot;event&quot;:&quot;Национална конференция \&quot;ГЕОНАУКИ 2006\&quot;&quot;,&quot;event-place&quot;:&quot;София&quot;,&quot;language&quot;:&quot;bg&quot;,&quot;author&quot;:[{&quot;family&quot;:&quot;Гроздев&quot;,&quot;given&quot;:&quot;Д.&quot;}],&quot;issued&quot;:{&quot;date-parts&quot;:[[&quot;2006&quot;]]}}}],&quot;schema&quot;:&quot;https://github.com/citation-style-language/schema/raw/master/csl-citation.json&quot;} RNDdUOBAFzgbn"/>(Гроздев, 2005, 2006)<text:reference-mark-end text:name="ZOTERO_ITEM CSL_CITATION {&quot;citationID&quot;:&quot;dm0ynJro&quot;,&quot;properties&quot;:{&quot;unsorted&quot;:true,&quot;formattedCitation&quot;:&quot;{\\rtf (\\uc0\\u1043{}\\uc0\\u1088{}\\uc0\\u1086{}\\uc0\\u1079{}\\uc0\\u1076{}\\uc0\\u1077{}\\uc0\\u1074{}, 2005, 2006)}&quot;,&quot;plainCitation&quot;:&quot;(Гроздев, 2005, 2006)&quot;},&quot;citationItems&quot;:[{&quot;id&quot;:2671,&quot;uris&quot;:[&quot;http://zotero.org/users/976121/items/4Q88EQGK&quot;],&quot;uri&quot;:[&quot;http://zotero.org/users/976121/items/4Q88EQGK&quot;],&quot;itemData&quot;:{&quot;id&quot;:2671,&quot;type&quot;:&quot;thesis&quot;,&quot;title&quot;:&quot;Режим на ветровото вълнение в прибрежната част на българския сектор на Черно море&quot;,&quot;publisher&quot;:&quot;Географски институт-БАН, Институт по океанология-БАН&quot;,&quot;publisher-place&quot;:&quot;София&quot;,&quot;number-of-pages&quot;:&quot;183&quot;,&quot;genre&quot;:&quot;PhD&quot;,&quot;event-place&quot;:&quot;София&quot;,&quot;language&quot;:&quot;bg&quot;,&quot;author&quot;:[{&quot;family&quot;:&quot;Гроздев&quot;,&quot;given&quot;:&quot;Д.&quot;}],&quot;issued&quot;:{&quot;date-parts&quot;:[[&quot;2005&quot;]]}}},{&quot;id&quot;:2645,&quot;uris&quot;:[&quot;http://zotero.org/users/976121/items/U6N7RQ3T&quot;],&quot;uri&quot;:[&quot;http://zotero.org/users/976121/items/U6N7RQ3T&quot;],&quot;itemData&quot;:{&quot;id&quot;:2645,&quot;type&quot;:&quot;paper-conference&quot;,&quot;title&quot;:&quot;Вълнови климат в българската прибрежна акватория на Черно море&quot;,&quot;publisher&quot;:&quot;Дружество на геофизиците в България, Българско геологично дружество&quot;,&quot;publisher-place&quot;:&quot;София&quot;,&quot;page&quot;:&quot;296-299&quot;,&quot;event&quot;:&quot;Национална конференция \&quot;ГЕОНАУКИ 2006\&quot;&quot;,&quot;event-place&quot;:&quot;София&quot;,&quot;language&quot;:&quot;bg&quot;,&quot;author&quot;:[{&quot;family&quot;:&quot;Гроздев&quot;,&quot;given&quot;:&quot;Д.&quot;}],&quot;issued&quot;:{&quot;date-parts&quot;:[[&quot;2006&quot;]]}}}],&quot;schema&quot;:&quot;https://github.com/citation-style-language/schema/raw/master/csl-citation.json&quot;} RNDdUOBAFzgbn"/>. Годишният ход на средномесечните височини на ветровите вълни по българското черноморско крайбрежие показва ясна сезонна изменчивост. През топлото полугодие тези стойности варират най-често от 10 до 50 cm. Годишни минимуми се наблюдават най-често през юни и юли. През студеното полугодие тези стойности са от 50 до 110 cm. Вътрешността на Бургаския залив, която е сравнително защитена от северните ветрове от релефа на Стара планина, се характеризира с по-малки височини на ветровите вълни. От своя страна крайбрежните зони във външната част на залива, които са с източна и североизточна експозиция, са изложени на пряко вълново въздействие при такива ветрове, и съответно за тях са характерни по-големи височини на вълните <text:reference-mark-start text:name="ZOTERO_ITEM CSL_CITATION {&quot;citationID&quot;:&quot;yFMONsp1&quot;,&quot;properties&quot;:{&quot;unsorted&quot;:true,&quot;formattedCitation&quot;:&quot;{\\rtf (\\uc0\\u1043{}\\uc0\\u1088{}\\uc0\\u1086{}\\uc0\\u1079{}\\uc0\\u1076{}\\uc0\\u1077{}\\uc0\\u1074{}, 2006; \\uc0\\u1050{}\\uc0\\u1086{}\\uc0\\u1089{}\\uc0\\u1090{}\\uc0\\u1080{}\\uc0\\u1095{}\\uc0\\u1082{}\\uc0\\u1086{}\\uc0\\u1074{}\\uc0\\u1072{} et al., 2001)}&quot;,&quot;plainCitation&quot;:&quot;(Гроздев, 2006; Костичкова et al., 2001)&quot;},&quot;citationItems&quot;:[{&quot;id&quot;:2645,&quot;uris&quot;:[&quot;http://zotero.org/users/976121/items/U6N7RQ3T&quot;],&quot;uri&quot;:[&quot;http://zotero.org/users/976121/items/U6N7RQ3T&quot;],&quot;itemData&quot;:{&quot;id&quot;:2645,&quot;type&quot;:&quot;paper-conference&quot;,&quot;title&quot;:&quot;Вълнови климат в българската прибрежна акватория на Черно море&quot;,&quot;publisher&quot;:&quot;Дружество на геофизиците в България, Българско геологично дружество&quot;,&quot;publisher-place&quot;:&quot;София&quot;,&quot;page&quot;:&quot;296-299&quot;,&quot;event&quot;:&quot;Национална конференция \&quot;ГЕОНАУКИ 2006\&quot;&quot;,&quot;event-place&quot;:&quot;София&quot;,&quot;language&quot;:&quot;bg&quot;,&quot;author&quot;:[{&quot;family&quot;:&quot;Гроздев&quot;,&quot;given&quot;:&quot;Д.&quot;}],&quot;issued&quot;:{&quot;date-parts&quot;:[[&quot;2006&quot;]]}}},{&quot;id&quot;:2641,&quot;uris&quot;:[&quot;http://zotero.org/users/976121/items/B9E2KA9K&quot;],&quot;uri&quot;:[&quot;http://zotero.org/users/976121/items/B9E2KA9K&quot;],&quot;itemData&quot;:{&quot;id&quot;:2641,&quot;type&quot;:&quot;article-journal&quot;,&quot;title&quot;:&quot;Максимални морски нива в Бургаския залив&quot;,&quot;container-title&quot;:&quot;Трудове на Института по океанология&quot;,&quot;page&quot;:&quot;3-12&quot;,&quot;volume&quot;:&quot;3&quot;,&quot;language&quot;:&quot;bg&quot;,&quot;author&quot;:[{&quot;family&quot;:&quot;Костичкова&quot;,&quot;given&quot;:&quot;Д.&quot;},{&quot;family&quot;:&quot;Белберов&quot;,&quot;given&quot;:&quot;З.&quot;},{&quot;family&quot;:&quot;Трифонова&quot;,&quot;given&quot;:&quot;Е. В.&quot;},{&quot;family&quot;:&quot;Грудева&quot;,&quot;given&quot;:&quot;Д. И.&quot;}],&quot;issued&quot;:{&quot;date-parts&quot;:[[&quot;2001&quot;]]}}}],&quot;schema&quot;:&quot;https://github.com/citation-style-language/schema/raw/master/csl-citation.json&quot;} RNDB0uTqWpUvf"/>(Гроздев, 2006; Костичкова et al., 2001)<text:reference-mark-end text:name="ZOTERO_ITEM CSL_CITATION {&quot;citationID&quot;:&quot;yFMONsp1&quot;,&quot;properties&quot;:{&quot;unsorted&quot;:true,&quot;formattedCitation&quot;:&quot;{\\rtf (\\uc0\\u1043{}\\uc0\\u1088{}\\uc0\\u1086{}\\uc0\\u1079{}\\uc0\\u1076{}\\uc0\\u1077{}\\uc0\\u1074{}, 2006; \\uc0\\u1050{}\\uc0\\u1086{}\\uc0\\u1089{}\\uc0\\u1090{}\\uc0\\u1080{}\\uc0\\u1095{}\\uc0\\u1082{}\\uc0\\u1086{}\\uc0\\u1074{}\\uc0\\u1072{} et al., 2001)}&quot;,&quot;plainCitation&quot;:&quot;(Гроздев, 2006; Костичкова et al., 2001)&quot;},&quot;citationItems&quot;:[{&quot;id&quot;:2645,&quot;uris&quot;:[&quot;http://zotero.org/users/976121/items/U6N7RQ3T&quot;],&quot;uri&quot;:[&quot;http://zotero.org/users/976121/items/U6N7RQ3T&quot;],&quot;itemData&quot;:{&quot;id&quot;:2645,&quot;type&quot;:&quot;paper-conference&quot;,&quot;title&quot;:&quot;Вълнови климат в българската прибрежна акватория на Черно море&quot;,&quot;publisher&quot;:&quot;Дружество на геофизиците в България, Българско геологично дружество&quot;,&quot;publisher-place&quot;:&quot;София&quot;,&quot;page&quot;:&quot;296-299&quot;,&quot;event&quot;:&quot;Национална конференция \&quot;ГЕОНАУКИ 2006\&quot;&quot;,&quot;event-place&quot;:&quot;София&quot;,&quot;language&quot;:&quot;bg&quot;,&quot;author&quot;:[{&quot;family&quot;:&quot;Гроздев&quot;,&quot;given&quot;:&quot;Д.&quot;}],&quot;issued&quot;:{&quot;date-parts&quot;:[[&quot;2006&quot;]]}}},{&quot;id&quot;:2641,&quot;uris&quot;:[&quot;http://zotero.org/users/976121/items/B9E2KA9K&quot;],&quot;uri&quot;:[&quot;http://zotero.org/users/976121/items/B9E2KA9K&quot;],&quot;itemData&quot;:{&quot;id&quot;:2641,&quot;type&quot;:&quot;article-journal&quot;,&quot;title&quot;:&quot;Максимални морски нива в Бургаския залив&quot;,&quot;container-title&quot;:&quot;Трудове на Института по океанология&quot;,&quot;page&quot;:&quot;3-12&quot;,&quot;volume&quot;:&quot;3&quot;,&quot;language&quot;:&quot;bg&quot;,&quot;author&quot;:[{&quot;family&quot;:&quot;Костичкова&quot;,&quot;given&quot;:&quot;Д.&quot;},{&quot;family&quot;:&quot;Белберов&quot;,&quot;given&quot;:&quot;З.&quot;},{&quot;family&quot;:&quot;Трифонова&quot;,&quot;given&quot;:&quot;Е. В.&quot;},{&quot;family&quot;:&quot;Грудева&quot;,&quot;given&quot;:&quot;Д. И.&quot;}],&quot;issued&quot;:{&quot;date-parts&quot;:[[&quot;2001&quot;]]}}}],&quot;schema&quot;:&quot;https://github.com/citation-style-language/schema/raw/master/csl-citation.json&quot;} RNDB0uTqWpUvf"/>.</text:p>
      <text:p text:style-name="Thesis_5f_body"/>
      <text:p text:style-name="P1">Основни течения</text:p>
      <text:p text:style-name="Thesis_5f_body">Характеристиката на режима на теченията в българския сектор на Черно море се базира на експериментални наблюдения и измервания, допълнени с помощта на числен модел на термо-хидродинамичните процеси в Черно море, разработен от ИО-БАН на базата на <text:soft-page-break/>модел на циркулацията на водите в Световния океан на Института по изчислителна математика в Москва <text:reference-mark-start text:name="ZOTERO_ITEM CSL_CITATION {&quot;citationID&quot;:&quot;2b4cqchch8&quot;,&quot;properties&quot;:{&quot;formattedCitation&quot;:&quot;(Trukhchev et al., 2004a)&quot;,&quot;plainCitation&quot;:&quot;(Trukhchev et al., 2004a)&quot;},&quot;citationItems&quot;:[{&quot;id&quot;:2670,&quot;uris&quot;:[&quot;http://zotero.org/users/976121/items/2HMNPGB6&quot;],&quot;uri&quot;:[&quot;http://zotero.org/users/976121/items/2HMNPGB6&quot;],&quot;itemData&quot;:{&quot;id&quot;:2670,&quot;type&quot;:&quot;article-journal&quot;,&quot;title&quot;:&quot;Hydrophysical study of the Bourgas Bay. Environmental simulation for the Port of Bourgas expansion project&quot;,&quot;container-title&quot;:&quot;Comptes rendus de l'Académie bulgare des Sciences&quot;,&quot;page&quot;:&quot;29-34&quot;,&quot;volume&quot;:&quot;57&quot;,&quot;issue&quot;:&quot;10&quot;,&quot;abstract&quot;:&quot;A hierarchy of two 3-D numerical models is applied for environmental simulation study for the Port of Bourgas expansion project in this paper. In the first stage, using the NCEP/NCAR wind reanalysis data, the hydrodynamical model for sea currents from [8] is implemented for reconstruction of the intra-annual variability of the Bourgas Bay circulation on a mesh with regular horizontal and vertical steps of 500 m and 1 m respectively. The character of the bay dynamics is determined basically by the wind field and orography, cyclonic motions predominate mostly in the surface circulation patterns for the near-shore zone. The numerical environmental simulations realized in the second part are performed using a model for advection and diffusion of admixtures in the sea water. This model includes a system (for different admixtures) from semi-empirical equations of diffusion with various boundary conditions, allowing to target setting for different practical problems; some important and useful functionals for mass-balance relations of the admixture concentrations are applied in the study as well. Various prognostic fields and estimations for the concentration of liquid clay in the bay are produced for 1,5 year predicted period during the planned dredging activities for reconstruction of the Bourgas Port. The forecasting is carried out for two different disposal areas, respectively, in the Vramos Bay (Region I) and in the water area to the east of Pomorie (Region II). During the prognostic calculations the velocity field varies from month to month. Comparing the results for both sites as alternative disposal areas, it can be drawn the conclusion that the Vramos Bay is less risky and the process of clay distribution is easily to control.&quot;,&quot;author&quot;:[{&quot;family&quot;:&quot;Trukhchev&quot;,&quot;given&quot;:&quot;D.&quot;},{&quot;family&quot;:&quot;Ivanov&quot;,&quot;given&quot;:&quot;D.&quot;},{&quot;family&quot;:&quot;Ibrayev&quot;,&quot;given&quot;:&quot;R.&quot;},{&quot;family&quot;:&quot;Ivanova&quot;,&quot;given&quot;:&quot;D.&quot;},{&quot;family&quot;:&quot;Patzireva&quot;,&quot;given&quot;:&quot;T.&quot;},{&quot;family&quot;:&quot;Ganev&quot;,&quot;given&quot;:&quot;K.&quot;},{&quot;family&quot;:&quot;Rabie&quot;,&quot;given&quot;:&quot;A.&quot;}],&quot;issued&quot;:{&quot;date-parts&quot;:[[&quot;2004&quot;]]}}}],&quot;schema&quot;:&quot;https://github.com/citation-style-language/schema/raw/master/csl-citation.json&quot;} RNDDE9YYXqni7"/>(Trukhchev et al., 2004a)<text:reference-mark-end text:name="ZOTERO_ITEM CSL_CITATION {&quot;citationID&quot;:&quot;2b4cqchch8&quot;,&quot;properties&quot;:{&quot;formattedCitation&quot;:&quot;(Trukhchev et al., 2004a)&quot;,&quot;plainCitation&quot;:&quot;(Trukhchev et al., 2004a)&quot;},&quot;citationItems&quot;:[{&quot;id&quot;:2670,&quot;uris&quot;:[&quot;http://zotero.org/users/976121/items/2HMNPGB6&quot;],&quot;uri&quot;:[&quot;http://zotero.org/users/976121/items/2HMNPGB6&quot;],&quot;itemData&quot;:{&quot;id&quot;:2670,&quot;type&quot;:&quot;article-journal&quot;,&quot;title&quot;:&quot;Hydrophysical study of the Bourgas Bay. Environmental simulation for the Port of Bourgas expansion project&quot;,&quot;container-title&quot;:&quot;Comptes rendus de l'Académie bulgare des Sciences&quot;,&quot;page&quot;:&quot;29-34&quot;,&quot;volume&quot;:&quot;57&quot;,&quot;issue&quot;:&quot;10&quot;,&quot;abstract&quot;:&quot;A hierarchy of two 3-D numerical models is applied for environmental simulation study for the Port of Bourgas expansion project in this paper. In the first stage, using the NCEP/NCAR wind reanalysis data, the hydrodynamical model for sea currents from [8] is implemented for reconstruction of the intra-annual variability of the Bourgas Bay circulation on a mesh with regular horizontal and vertical steps of 500 m and 1 m respectively. The character of the bay dynamics is determined basically by the wind field and orography, cyclonic motions predominate mostly in the surface circulation patterns for the near-shore zone. The numerical environmental simulations realized in the second part are performed using a model for advection and diffusion of admixtures in the sea water. This model includes a system (for different admixtures) from semi-empirical equations of diffusion with various boundary conditions, allowing to target setting for different practical problems; some important and useful functionals for mass-balance relations of the admixture concentrations are applied in the study as well. Various prognostic fields and estimations for the concentration of liquid clay in the bay are produced for 1,5 year predicted period during the planned dredging activities for reconstruction of the Bourgas Port. The forecasting is carried out for two different disposal areas, respectively, in the Vramos Bay (Region I) and in the water area to the east of Pomorie (Region II). During the prognostic calculations the velocity field varies from month to month. Comparing the results for both sites as alternative disposal areas, it can be drawn the conclusion that the Vramos Bay is less risky and the process of clay distribution is easily to control.&quot;,&quot;author&quot;:[{&quot;family&quot;:&quot;Trukhchev&quot;,&quot;given&quot;:&quot;D.&quot;},{&quot;family&quot;:&quot;Ivanov&quot;,&quot;given&quot;:&quot;D.&quot;},{&quot;family&quot;:&quot;Ibrayev&quot;,&quot;given&quot;:&quot;R.&quot;},{&quot;family&quot;:&quot;Ivanova&quot;,&quot;given&quot;:&quot;D.&quot;},{&quot;family&quot;:&quot;Patzireva&quot;,&quot;given&quot;:&quot;T.&quot;},{&quot;family&quot;:&quot;Ganev&quot;,&quot;given&quot;:&quot;K.&quot;},{&quot;family&quot;:&quot;Rabie&quot;,&quot;given&quot;:&quot;A.&quot;}],&quot;issued&quot;:{&quot;date-parts&quot;:[[&quot;2004&quot;]]}}}],&quot;schema&quot;:&quot;https://github.com/citation-style-language/schema/raw/master/csl-citation.json&quot;} RNDDE9YYXqni7"/></text:p>
      <text:p text:style-name="Thesis_5f_body">Основното крайбрежно течение по българското черноморско крайбрежие е насочено на юг; в близост до брега скоростта му отслабва под влияние на стокове от реки и аномалии на солеността. Местната циркулация на водите и режимът на теченията в крайбрежната зона се определят основно от общата циркулация в повърхностните морски води, както и от характеристиките на вятъра. За плитката крайбрежна зона са характерни бързи промени в динамиката на водните маси под влиянието на измененията на полето на вятъра. Теченията в крайбрежната зона силно се влияят от бреговата линия и от профила на бреговия склон, които определят появата на завихряния и компенсиращи течения, както и на процеси на ъпуелинг и даунуелинг <text:s/><text:reference-mark-start text:name="ZOTERO_ITEM CSL_CITATION {&quot;citationID&quot;:&quot;sl7qi2nir&quot;,&quot;properties&quot;:{&quot;formattedCitation&quot;:&quot;{\\rtf (\\uc0\\u1041{}\\uc0\\u1044{}\\uc0\\u1063{}\\uc0\\u1056{}, 2013)}&quot;,&quot;plainCitation&quot;:&quot;(БДЧР, 2013)&quot;},&quot;citationItems&quot;:[{&quot;id&quot;:2359,&quot;uris&quot;:[&quot;http://zotero.org/users/976121/items/NKI2EJGS&quot;],&quot;uri&quot;:[&quot;http://zotero.org/users/976121/items/NKI2EJGS&quot;],&quot;itemData&quot;:{&quot;id&quot;:2359,&quot;type&quot;:&quot;report&quot;,&quot;title&quot;:&quot;Оценка на актуалното състояние на водите в Черноморски басейнов район за 2013 г.&quot;,&quot;publisher&quot;:&quot;Басейнова Дирекция за управление на водите в Черноморски район (БДЧР)&quot;,&quot;publisher-place&quot;:&quot;Варна&quot;,&quot;page&quot;:&quot;140&quot;,&quot;genre&quot;:&quot;Годишен доклад&quot;,&quot;event-place&quot;:&quot;Варна&quot;,&quot;language&quot;:&quot;bg&quot;,&quot;author&quot;:[{&quot;family&quot;:&quot;БДЧР&quot;,&quot;given&quot;:&quot;&quot;}],&quot;issued&quot;:{&quot;date-parts&quot;:[[&quot;2013&quot;]]}}}],&quot;schema&quot;:&quot;https://github.com/citation-style-language/schema/raw/master/csl-citation.json&quot;} RND8hRVGAwyzh"/>(БДЧР, 2013)<text:reference-mark-end text:name="ZOTERO_ITEM CSL_CITATION {&quot;citationID&quot;:&quot;sl7qi2nir&quot;,&quot;properties&quot;:{&quot;formattedCitation&quot;:&quot;{\\rtf (\\uc0\\u1041{}\\uc0\\u1044{}\\uc0\\u1063{}\\uc0\\u1056{}, 2013)}&quot;,&quot;plainCitation&quot;:&quot;(БДЧР, 2013)&quot;},&quot;citationItems&quot;:[{&quot;id&quot;:2359,&quot;uris&quot;:[&quot;http://zotero.org/users/976121/items/NKI2EJGS&quot;],&quot;uri&quot;:[&quot;http://zotero.org/users/976121/items/NKI2EJGS&quot;],&quot;itemData&quot;:{&quot;id&quot;:2359,&quot;type&quot;:&quot;report&quot;,&quot;title&quot;:&quot;Оценка на актуалното състояние на водите в Черноморски басейнов район за 2013 г.&quot;,&quot;publisher&quot;:&quot;Басейнова Дирекция за управление на водите в Черноморски район (БДЧР)&quot;,&quot;publisher-place&quot;:&quot;Варна&quot;,&quot;page&quot;:&quot;140&quot;,&quot;genre&quot;:&quot;Годишен доклад&quot;,&quot;event-place&quot;:&quot;Варна&quot;,&quot;language&quot;:&quot;bg&quot;,&quot;author&quot;:[{&quot;family&quot;:&quot;БДЧР&quot;,&quot;given&quot;:&quot;&quot;}],&quot;issued&quot;:{&quot;date-parts&quot;:[[&quot;2013&quot;]]}}}],&quot;schema&quot;:&quot;https://github.com/citation-style-language/schema/raw/master/csl-citation.json&quot;} RND8hRVGAwyzh"/>.</text:p>
      <text:p text:style-name="Thesis_5f_body">В централната и южната част на Бургаския залив посоката на средното течение обикновено е от северната четвърт. При преобладаващи ветрове от север-североизток, основното течение в залива е циклонално (обратно на часовниковата стрелка), а при ветрове от запад, юг и югоизток – антициклонално (по часовниковата стрелка) <text:reference-mark-start text:name="ZOTERO_ITEM CSL_CITATION {&quot;citationID&quot;:&quot;1i8qfb03gr&quot;,&quot;properties&quot;:{&quot;formattedCitation&quot;:&quot;(Trukhchev et al., 2004b)&quot;,&quot;plainCitation&quot;:&quot;(Trukhchev et al., 2004b)&quot;},&quot;citationItems&quot;:[{&quot;id&quot;:2669,&quot;uris&quot;:[&quot;http://zotero.org/users/976121/items/UVXAJ5WC&quot;],&quot;uri&quot;:[&quot;http://zotero.org/users/976121/items/UVXAJ5WC&quot;],&quot;itemData&quot;:{&quot;id&quot;:2669,&quot;type&quot;:&quot;article-journal&quot;,&quot;title&quot;:&quot;Hydrophysical study of the Bourgas Bay modelling the synoptic circulation patterns&quot;,&quot;container-title&quot;:&quot;Comptes rendus de l'Académie bulgare des Sciences&quot;,&quot;page&quot;:&quot;29-38&quot;,&quot;volume&quot;:&quot;57&quot;,&quot;issue&quot;:&quot;3&quot;,&quot;abstract&quot;:&quot;Using an eddy resolving 3-D model the synoptical variability of the Bourgas Bay circulation is studied in time for a period of 14 days - during a hydrophysical survey in September 1999. Basic model is a primitive equation ocean general circulation model developed at the Institute of Numerical Mathematics, RAS, with nonlinear horizontal viscosity and Ri-number dependent parameterization of vertical turbulent mixing. Horizontal and vertical mesh steps are regular – 500 m and 1 m, respectively. Time variable conditions for the wind stress from 3-hours operative meteo-data are made. The motion character is determined basically by the wind field and orography. Analysis of numerical reconstructed data for circulation indicates a well-pronounced eddy dynamics: as a rule there is only one main eddy in the western part of the Bourgas Bay. For N, NE and E winds the current system is anticlockwise, and for W, SE and S wind - clockwise. Anticyclonic motions predominate mostly for the period of oceanographical observations.&quot;,&quot;author&quot;:[{&quot;family&quot;:&quot;Trukhchev&quot;,&quot;given&quot;:&quot;D.&quot;},{&quot;family&quot;:&quot;Ivanov&quot;,&quot;given&quot;:&quot;D.&quot;},{&quot;family&quot;:&quot;Ibrayev&quot;,&quot;given&quot;:&quot;R.&quot;},{&quot;family&quot;:&quot;Ivanova&quot;,&quot;given&quot;:&quot;D.&quot;},{&quot;family&quot;:&quot;Patzireva&quot;,&quot;given&quot;:&quot;T.&quot;},{&quot;family&quot;:&quot;Rabie&quot;,&quot;given&quot;:&quot;A.&quot;}],&quot;issued&quot;:{&quot;date-parts&quot;:[[&quot;2004&quot;]]}}}],&quot;schema&quot;:&quot;https://github.com/citation-style-language/schema/raw/master/csl-citation.json&quot;} RNDXi5gub8u1C"/>(Trukhchev et al., 2004b)<text:reference-mark-end text:name="ZOTERO_ITEM CSL_CITATION {&quot;citationID&quot;:&quot;1i8qfb03gr&quot;,&quot;properties&quot;:{&quot;formattedCitation&quot;:&quot;(Trukhchev et al., 2004b)&quot;,&quot;plainCitation&quot;:&quot;(Trukhchev et al., 2004b)&quot;},&quot;citationItems&quot;:[{&quot;id&quot;:2669,&quot;uris&quot;:[&quot;http://zotero.org/users/976121/items/UVXAJ5WC&quot;],&quot;uri&quot;:[&quot;http://zotero.org/users/976121/items/UVXAJ5WC&quot;],&quot;itemData&quot;:{&quot;id&quot;:2669,&quot;type&quot;:&quot;article-journal&quot;,&quot;title&quot;:&quot;Hydrophysical study of the Bourgas Bay modelling the synoptic circulation patterns&quot;,&quot;container-title&quot;:&quot;Comptes rendus de l'Académie bulgare des Sciences&quot;,&quot;page&quot;:&quot;29-38&quot;,&quot;volume&quot;:&quot;57&quot;,&quot;issue&quot;:&quot;3&quot;,&quot;abstract&quot;:&quot;Using an eddy resolving 3-D model the synoptical variability of the Bourgas Bay circulation is studied in time for a period of 14 days - during a hydrophysical survey in September 1999. Basic model is a primitive equation ocean general circulation model developed at the Institute of Numerical Mathematics, RAS, with nonlinear horizontal viscosity and Ri-number dependent parameterization of vertical turbulent mixing. Horizontal and vertical mesh steps are regular – 500 m and 1 m, respectively. Time variable conditions for the wind stress from 3-hours operative meteo-data are made. The motion character is determined basically by the wind field and orography. Analysis of numerical reconstructed data for circulation indicates a well-pronounced eddy dynamics: as a rule there is only one main eddy in the western part of the Bourgas Bay. For N, NE and E winds the current system is anticlockwise, and for W, SE and S wind - clockwise. Anticyclonic motions predominate mostly for the period of oceanographical observations.&quot;,&quot;author&quot;:[{&quot;family&quot;:&quot;Trukhchev&quot;,&quot;given&quot;:&quot;D.&quot;},{&quot;family&quot;:&quot;Ivanov&quot;,&quot;given&quot;:&quot;D.&quot;},{&quot;family&quot;:&quot;Ibrayev&quot;,&quot;given&quot;:&quot;R.&quot;},{&quot;family&quot;:&quot;Ivanova&quot;,&quot;given&quot;:&quot;D.&quot;},{&quot;family&quot;:&quot;Patzireva&quot;,&quot;given&quot;:&quot;T.&quot;},{&quot;family&quot;:&quot;Rabie&quot;,&quot;given&quot;:&quot;A.&quot;}],&quot;issued&quot;:{&quot;date-parts&quot;:[[&quot;2004&quot;]]}}}],&quot;schema&quot;:&quot;https://github.com/citation-style-language/schema/raw/master/csl-citation.json&quot;} RNDXi5gub8u1C"/> (<text:span text:style-name="T7">ФИГ?)</text:span>.</text:p>
      <text:p text:style-name="Thesis_5f_body">В резултат на сезонните вариаци на ветровете и на режима на речен вток скоростта на теченията намалява през лятото и есента, когато неустойчивостта на потока се засилва. В по-откритата външна част на Бургаския залив теченията са относително силни и устойчиви; през есента се усилват проявленията на западната периферия на Бургаския антициклон. Скоростта на теченията варира в зависимост от скоростта на ветровете – от 5-10 m/s при слаб вятър до 35-40 m/s при по-силен вятър <text:reference-mark-start text:name="ZOTERO_ITEM CSL_CITATION {&quot;citationID&quot;:&quot;1go22vbbb3&quot;,&quot;properties&quot;:{&quot;formattedCitation&quot;:&quot;(Trukhchev et al., 2004a)&quot;,&quot;plainCitation&quot;:&quot;(Trukhchev et al., 2004a)&quot;},&quot;citationItems&quot;:[{&quot;id&quot;:2670,&quot;uris&quot;:[&quot;http://zotero.org/users/976121/items/2HMNPGB6&quot;],&quot;uri&quot;:[&quot;http://zotero.org/users/976121/items/2HMNPGB6&quot;],&quot;itemData&quot;:{&quot;id&quot;:2670,&quot;type&quot;:&quot;article-journal&quot;,&quot;title&quot;:&quot;Hydrophysical study of the Bourgas Bay. Environmental simulation for the Port of Bourgas expansion project&quot;,&quot;container-title&quot;:&quot;Comptes rendus de l'Académie bulgare des Sciences&quot;,&quot;page&quot;:&quot;29-34&quot;,&quot;volume&quot;:&quot;57&quot;,&quot;issue&quot;:&quot;10&quot;,&quot;abstract&quot;:&quot;A hierarchy of two 3-D numerical models is applied for environmental simulation study for the Port of Bourgas expansion project in this paper. In the first stage, using the NCEP/NCAR wind reanalysis data, the hydrodynamical model for sea currents from [8] is implemented for reconstruction of the intra-annual variability of the Bourgas Bay circulation on a mesh with regular horizontal and vertical steps of 500 m and 1 m respectively. The character of the bay dynamics is determined basically by the wind field and orography, cyclonic motions predominate mostly in the surface circulation patterns for the near-shore zone. The numerical environmental simulations realized in the second part are performed using a model for advection and diffusion of admixtures in the sea water. This model includes a system (for different admixtures) from semi-empirical equations of diffusion with various boundary conditions, allowing to target setting for different practical problems; some important and useful functionals for mass-balance relations of the admixture concentrations are applied in the study as well. Various prognostic fields and estimations for the concentration of liquid clay in the bay are produced for 1,5 year predicted period during the planned dredging activities for reconstruction of the Bourgas Port. The forecasting is carried out for two different disposal areas, respectively, in the Vramos Bay (Region I) and in the water area to the east of Pomorie (Region II). During the prognostic calculations the velocity field varies from month to month. Comparing the results for both sites as alternative disposal areas, it can be drawn the conclusion that the Vramos Bay is less risky and the process of clay distribution is easily to control.&quot;,&quot;author&quot;:[{&quot;family&quot;:&quot;Trukhchev&quot;,&quot;given&quot;:&quot;D.&quot;},{&quot;family&quot;:&quot;Ivanov&quot;,&quot;given&quot;:&quot;D.&quot;},{&quot;family&quot;:&quot;Ibrayev&quot;,&quot;given&quot;:&quot;R.&quot;},{&quot;family&quot;:&quot;Ivanova&quot;,&quot;given&quot;:&quot;D.&quot;},{&quot;family&quot;:&quot;Patzireva&quot;,&quot;given&quot;:&quot;T.&quot;},{&quot;family&quot;:&quot;Ganev&quot;,&quot;given&quot;:&quot;K.&quot;},{&quot;family&quot;:&quot;Rabie&quot;,&quot;given&quot;:&quot;A.&quot;}],&quot;issued&quot;:{&quot;date-parts&quot;:[[&quot;2004&quot;]]}}}],&quot;schema&quot;:&quot;https://github.com/citation-style-language/schema/raw/master/csl-citation.json&quot;} RNDlVNnnKfPso"/>(Trukhchev et al., 2004a)<text:reference-mark-end text:name="ZOTERO_ITEM CSL_CITATION {&quot;citationID&quot;:&quot;1go22vbbb3&quot;,&quot;properties&quot;:{&quot;formattedCitation&quot;:&quot;(Trukhchev et al., 2004a)&quot;,&quot;plainCitation&quot;:&quot;(Trukhchev et al., 2004a)&quot;},&quot;citationItems&quot;:[{&quot;id&quot;:2670,&quot;uris&quot;:[&quot;http://zotero.org/users/976121/items/2HMNPGB6&quot;],&quot;uri&quot;:[&quot;http://zotero.org/users/976121/items/2HMNPGB6&quot;],&quot;itemData&quot;:{&quot;id&quot;:2670,&quot;type&quot;:&quot;article-journal&quot;,&quot;title&quot;:&quot;Hydrophysical study of the Bourgas Bay. Environmental simulation for the Port of Bourgas expansion project&quot;,&quot;container-title&quot;:&quot;Comptes rendus de l'Académie bulgare des Sciences&quot;,&quot;page&quot;:&quot;29-34&quot;,&quot;volume&quot;:&quot;57&quot;,&quot;issue&quot;:&quot;10&quot;,&quot;abstract&quot;:&quot;A hierarchy of two 3-D numerical models is applied for environmental simulation study for the Port of Bourgas expansion project in this paper. In the first stage, using the NCEP/NCAR wind reanalysis data, the hydrodynamical model for sea currents from [8] is implemented for reconstruction of the intra-annual variability of the Bourgas Bay circulation on a mesh with regular horizontal and vertical steps of 500 m and 1 m respectively. The character of the bay dynamics is determined basically by the wind field and orography, cyclonic motions predominate mostly in the surface circulation patterns for the near-shore zone. The numerical environmental simulations realized in the second part are performed using a model for advection and diffusion of admixtures in the sea water. This model includes a system (for different admixtures) from semi-empirical equations of diffusion with various boundary conditions, allowing to target setting for different practical problems; some important and useful functionals for mass-balance relations of the admixture concentrations are applied in the study as well. Various prognostic fields and estimations for the concentration of liquid clay in the bay are produced for 1,5 year predicted period during the planned dredging activities for reconstruction of the Bourgas Port. The forecasting is carried out for two different disposal areas, respectively, in the Vramos Bay (Region I) and in the water area to the east of Pomorie (Region II). During the prognostic calculations the velocity field varies from month to month. Comparing the results for both sites as alternative disposal areas, it can be drawn the conclusion that the Vramos Bay is less risky and the process of clay distribution is easily to control.&quot;,&quot;author&quot;:[{&quot;family&quot;:&quot;Trukhchev&quot;,&quot;given&quot;:&quot;D.&quot;},{&quot;family&quot;:&quot;Ivanov&quot;,&quot;given&quot;:&quot;D.&quot;},{&quot;family&quot;:&quot;Ibrayev&quot;,&quot;given&quot;:&quot;R.&quot;},{&quot;family&quot;:&quot;Ivanova&quot;,&quot;given&quot;:&quot;D.&quot;},{&quot;family&quot;:&quot;Patzireva&quot;,&quot;given&quot;:&quot;T.&quot;},{&quot;family&quot;:&quot;Ganev&quot;,&quot;given&quot;:&quot;K.&quot;},{&quot;family&quot;:&quot;Rabie&quot;,&quot;given&quot;:&quot;A.&quot;}],&quot;issued&quot;:{&quot;date-parts&quot;:[[&quot;2004&quot;]]}}}],&quot;schema&quot;:&quot;https://github.com/citation-style-language/schema/raw/master/csl-citation.json&quot;} RNDlVNnnKfPso"/>.</text:p>
      <text:p text:style-name="Thesis_5f_body">Режимът на теченията оказва голямо влияние върху разпределението на разтворените във водата вещества, включително и замърсители от различни източници в крайбрежната зона. Крайбрежието на Бургаския залив е силно променено, с редица градове и курортни селища, индустриални дейности, пристанища. Всички те оказват въздействие върху морската среда, и по-специално върху зообентосните съобщества в крайбрежната зона, като най-уязвими се очаква да са съобществата в непосредствена близост до тези източници. Поради характера на преобладаващите течения, сравнително затворената вътрешна част на Бургаския залив е изложена също така на по-дълго време на въздействие, отколкото по-откритите външни части.</text:p>
      <text:p text:style-name="Thesis_5f_body"/>
      <text:p text:style-name="P1">Температура и соленост на морската вода</text:p>
      <text:p text:style-name="Thesis_5f_body">Характерна особеност на Черно море е обилният речен вток, който преобладава във водния баланс на басейна <text:reference-mark-start text:name="ZOTERO_ITEM CSL_CITATION {&quot;citationID&quot;:&quot;143pl9hk76&quot;,&quot;properties&quot;:{&quot;formattedCitation&quot;:&quot;(Jaoshvili, 1997)&quot;,&quot;plainCitation&quot;:&quot;(Jaoshvili, 1997)&quot;},&quot;citationItems&quot;:[{&quot;id&quot;:2663,&quot;uris&quot;:[&quot;http://zotero.org/users/976121/items/VKQRHEJ6&quot;],&quot;uri&quot;:[&quot;http://zotero.org/users/976121/items/VKQRHEJ6&quot;],&quot;itemData&quot;:{&quot;id&quot;:2663,&quot;type&quot;:&quot;chapter&quot;,&quot;title&quot;:&quot;River runoff and sediment discharges into the Black Sea&quot;,&quot;container-title&quot;:&quot;Proceedings of the IOC/BSRC Workshop on Black Sea fluxes&quot;,&quot;collection-title&quot;:&quot;IOC Workshop Reports&quot;,&quot;collection-number&quot;:&quot;145&quot;,&quot;publisher&quot;:&quot;UNESCO/IOC, IMC&quot;,&quot;publisher-place&quot;:&quot;Istanbul, Turkey&quot;,&quot;page&quot;:&quot;29-37&quot;,&quot;event-place&quot;:&quot;Istanbul, Turkey&quot;,&quot;author&quot;:[{&quot;family&quot;:&quot;Jaoshvili&quot;,&quot;given&quot;:&quot;Shalva&quot;}],&quot;editor&quot;:[{&quot;family&quot;:&quot;Cagatay&quot;,&quot;given&quot;:&quot;N.&quot;}],&quot;issued&quot;:{&quot;date-parts&quot;:[[&quot;1997&quot;]]}}}],&quot;schema&quot;:&quot;https://github.com/citation-style-language/schema/raw/master/csl-citation.json&quot;} RNDBjLCPM69vg"/>(Jaoshvili, 1997)<text:reference-mark-end text:name="ZOTERO_ITEM CSL_CITATION {&quot;citationID&quot;:&quot;143pl9hk76&quot;,&quot;properties&quot;:{&quot;formattedCitation&quot;:&quot;(Jaoshvili, 1997)&quot;,&quot;plainCitation&quot;:&quot;(Jaoshvili, 1997)&quot;},&quot;citationItems&quot;:[{&quot;id&quot;:2663,&quot;uris&quot;:[&quot;http://zotero.org/users/976121/items/VKQRHEJ6&quot;],&quot;uri&quot;:[&quot;http://zotero.org/users/976121/items/VKQRHEJ6&quot;],&quot;itemData&quot;:{&quot;id&quot;:2663,&quot;type&quot;:&quot;chapter&quot;,&quot;title&quot;:&quot;River runoff and sediment discharges into the Black Sea&quot;,&quot;container-title&quot;:&quot;Proceedings of the IOC/BSRC Workshop on Black Sea fluxes&quot;,&quot;collection-title&quot;:&quot;IOC Workshop Reports&quot;,&quot;collection-number&quot;:&quot;145&quot;,&quot;publisher&quot;:&quot;UNESCO/IOC, IMC&quot;,&quot;publisher-place&quot;:&quot;Istanbul, Turkey&quot;,&quot;page&quot;:&quot;29-37&quot;,&quot;event-place&quot;:&quot;Istanbul, Turkey&quot;,&quot;author&quot;:[{&quot;family&quot;:&quot;Jaoshvili&quot;,&quot;given&quot;:&quot;Shalva&quot;}],&quot;editor&quot;:[{&quot;family&quot;:&quot;Cagatay&quot;,&quot;given&quot;:&quot;N.&quot;}],&quot;issued&quot;:{&quot;date-parts&quot;:[[&quot;1997&quot;]]}}}],&quot;schema&quot;:&quot;https://github.com/citation-style-language/schema/raw/master/csl-citation.json&quot;} RNDBjLCPM69vg"/> и определя неговата ниска средна соленост (около 18 <text:s/>‰ в повърхностнтите 100 m, достигаща до 22‰ в дълбоките части). За Черно море е характерна силна вертикална стратификация с постоянен пикноклин (<text:span text:style-name="T1">РЕФ-ФИГ?)</text:span>. Вертикалният водообмен между тези зони е ограничен, което води до ниски концентрации на кислород във водните маси под пикноклина.</text:p>
      <text:p text:style-name="Thesis_5f_body">Температурата и солеността на крайбрежните повърхностни води в Черно море проявяват характерна сезонна изменчивост.</text:p>
      <text:p text:style-name="Thesis_5f_body">Сезонната динамика на температурата на морската вода се характеризира с постепенно затопляне на повърхностните води през пролетта, с достигане на максималните им стойности от около 24-25°С най-често през юли и август, и последващо охлаждане през есента и зимата. Минималните температури се наблюдават през февруари-март.</text:p>
      <text:p text:style-name="Thesis_5f_body"><text:soft-page-break/>Средната годишна соленост на повърхностните води по българското крайбрежие е 14-16‰. Стойностите на повърхностната соленост са най-ниски през май-юни (13-14‰), под влияние на силния пролетен речен вток; през летните месеци, когато във водния баланс преобладава изпарението, солеността се покачва до 17-18‰ <text:reference-mark-start text:name="ZOTERO_ITEM CSL_CITATION {&quot;citationID&quot;:&quot;2indo5ii9c&quot;,&quot;properties&quot;:{&quot;formattedCitation&quot;:&quot;{\\rtf (\\uc0\\u1056{}\\uc0\\u1086{}\\uc0\\u1078{}\\uc0\\u1076{}\\uc0\\u1077{}\\uc0\\u1089{}\\uc0\\u1090{}\\uc0\\u1074{}\\uc0\\u1077{}\\uc0\\u1085{}\\uc0\\u1089{}\\uc0\\u1082{}\\uc0\\u1080{}\\uc0\\u1081{}, 1986)}&quot;,&quot;plainCitation&quot;:&quot;(Рождественский, 1986)&quot;},&quot;citationItems&quot;:[{&quot;id&quot;:2672,&quot;uris&quot;:[&quot;http://zotero.org/users/976121/items/3UHURW4V&quot;],&quot;uri&quot;:[&quot;http://zotero.org/users/976121/items/3UHURW4V&quot;],&quot;itemData&quot;:{&quot;id&quot;:2672,&quot;type&quot;:&quot;book&quot;,&quot;title&quot;:&quot;Хидрохимия на българския сектор на Черно море&quot;,&quot;publisher&quot;:&quot;Издателство на Българската академия на науките&quot;,&quot;number-of-pages&quot;:&quot;190&quot;,&quot;language&quot;:&quot;bg&quot;,&quot;author&quot;:[{&quot;family&quot;:&quot;Рождественский&quot;,&quot;given&quot;:&quot;А. В.&quot;}],&quot;issued&quot;:{&quot;date-parts&quot;:[[&quot;1986&quot;]]}}}],&quot;schema&quot;:&quot;https://github.com/citation-style-language/schema/raw/master/csl-citation.json&quot;} RNDTGK6lqykMG"/>(Рождественский, 1986)<text:reference-mark-end text:name="ZOTERO_ITEM CSL_CITATION {&quot;citationID&quot;:&quot;2indo5ii9c&quot;,&quot;properties&quot;:{&quot;formattedCitation&quot;:&quot;{\\rtf (\\uc0\\u1056{}\\uc0\\u1086{}\\uc0\\u1078{}\\uc0\\u1076{}\\uc0\\u1077{}\\uc0\\u1089{}\\uc0\\u1090{}\\uc0\\u1074{}\\uc0\\u1077{}\\uc0\\u1085{}\\uc0\\u1089{}\\uc0\\u1082{}\\uc0\\u1080{}\\uc0\\u1081{}, 1986)}&quot;,&quot;plainCitation&quot;:&quot;(Рождественский, 1986)&quot;},&quot;citationItems&quot;:[{&quot;id&quot;:2672,&quot;uris&quot;:[&quot;http://zotero.org/users/976121/items/3UHURW4V&quot;],&quot;uri&quot;:[&quot;http://zotero.org/users/976121/items/3UHURW4V&quot;],&quot;itemData&quot;:{&quot;id&quot;:2672,&quot;type&quot;:&quot;book&quot;,&quot;title&quot;:&quot;Хидрохимия на българския сектор на Черно море&quot;,&quot;publisher&quot;:&quot;Издателство на Българската академия на науките&quot;,&quot;number-of-pages&quot;:&quot;190&quot;,&quot;language&quot;:&quot;bg&quot;,&quot;author&quot;:[{&quot;family&quot;:&quot;Рождественский&quot;,&quot;given&quot;:&quot;А. В.&quot;}],&quot;issued&quot;:{&quot;date-parts&quot;:[[&quot;1986&quot;]]}}}],&quot;schema&quot;:&quot;https://github.com/citation-style-language/schema/raw/master/csl-citation.json&quot;} RNDTGK6lqykMG"/>.</text:p>
      <text:p text:style-name="Thesis_5f_body">Във вертикалното разпределение на температурата и солеността в крайбрежната зона се наблюдават характерните горен еднороден (смесен) слой и сезонен термоклин. За повърхностните води по южното българско крайбрежие на Черно море през летните месеци е характерна малка дълбочина на смесения слой и образуване на термоклин; през есента под влиянието на ветровата динамика и годишните вариации на температурата на въздуха смесеният слой се задълбочава и достига до дъното в плитката крайбрежна зона.</text:p>
      <text:p text:style-name="Thesis_5f_body">В тази част от българското крайбрежие дунавският приток почти не оказва влияние върху вариациите на солеността; в сравнение с него местните метеорологични условия и речен принос играят много по-съществена роля <text:reference-mark-start text:name="ZOTERO_ITEM CSL_CITATION {&quot;citationID&quot;:&quot;147ie8k13h&quot;,&quot;properties&quot;:{&quot;formattedCitation&quot;:&quot;{\\rtf (\\uc0\\u1041{}\\uc0\\u1044{}\\uc0\\u1063{}\\uc0\\u1056{}, 2014)}&quot;,&quot;plainCitation&quot;:&quot;(БДЧР, 2014)&quot;},&quot;citationItems&quot;:[{&quot;id&quot;:2673,&quot;uris&quot;:[&quot;http://zotero.org/users/976121/items/7PGI6QA6&quot;],&quot;uri&quot;:[&quot;http://zotero.org/users/976121/items/7PGI6QA6&quot;],&quot;itemData&quot;:{&quot;id&quot;:2673,&quot;type&quot;:&quot;report&quot;,&quot;title&quot;:&quot;Оценка на актуалното състояние на водите в Черноморски басейнов район за 2014 г.&quot;,&quot;publisher&quot;:&quot;Басейнова Дирекция за управление на водите в Черноморски район (БДЧР)&quot;,&quot;publisher-place&quot;:&quot;Варна&quot;,&quot;page&quot;:&quot;147&quot;,&quot;genre&quot;:&quot;Годишен доклад&quot;,&quot;event-place&quot;:&quot;Варна&quot;,&quot;language&quot;:&quot;bg&quot;,&quot;author&quot;:[{&quot;family&quot;:&quot;БДЧР&quot;,&quot;given&quot;:&quot;&quot;}],&quot;issued&quot;:{&quot;date-parts&quot;:[[&quot;2014&quot;]]}}}],&quot;schema&quot;:&quot;https://github.com/citation-style-language/schema/raw/master/csl-citation.json&quot;} RNDyfMzxZ95l0"/>(БДЧР, 2014)<text:reference-mark-end text:name="ZOTERO_ITEM CSL_CITATION {&quot;citationID&quot;:&quot;147ie8k13h&quot;,&quot;properties&quot;:{&quot;formattedCitation&quot;:&quot;{\\rtf (\\uc0\\u1041{}\\uc0\\u1044{}\\uc0\\u1063{}\\uc0\\u1056{}, 2014)}&quot;,&quot;plainCitation&quot;:&quot;(БДЧР, 2014)&quot;},&quot;citationItems&quot;:[{&quot;id&quot;:2673,&quot;uris&quot;:[&quot;http://zotero.org/users/976121/items/7PGI6QA6&quot;],&quot;uri&quot;:[&quot;http://zotero.org/users/976121/items/7PGI6QA6&quot;],&quot;itemData&quot;:{&quot;id&quot;:2673,&quot;type&quot;:&quot;report&quot;,&quot;title&quot;:&quot;Оценка на актуалното състояние на водите в Черноморски басейнов район за 2014 г.&quot;,&quot;publisher&quot;:&quot;Басейнова Дирекция за управление на водите в Черноморски район (БДЧР)&quot;,&quot;publisher-place&quot;:&quot;Варна&quot;,&quot;page&quot;:&quot;147&quot;,&quot;genre&quot;:&quot;Годишен доклад&quot;,&quot;event-place&quot;:&quot;Варна&quot;,&quot;language&quot;:&quot;bg&quot;,&quot;author&quot;:[{&quot;family&quot;:&quot;БДЧР&quot;,&quot;given&quot;:&quot;&quot;}],&quot;issued&quot;:{&quot;date-parts&quot;:[[&quot;2014&quot;]]}}}],&quot;schema&quot;:&quot;https://github.com/citation-style-language/schema/raw/master/csl-citation.json&quot;} RNDyfMzxZ95l0"/>.</text:p>
      <text:p text:style-name="Thesis_5f_body">Във вътрешната част на Бургаския залив солеността на повърхностните води като цяло е по-ниска поради ограничения водообмен с открито море – средногодишна стойност 16.58‰ (<text:span text:style-name="T1">РЕФ – Рожд 1986?</text:span>). В по-откритата външна част на залива с по-интензивен водообмен средногодишната стойност на солеността е по-висока – 17.37‰. През пролетта се наблюдава опресняване на водите в резултат на засиления речен вток и голямото количество на валежите. Максимумът на солеността се достига през септември-октомври.</text:p>
      <text:p text:style-name="Thesis_5f_body">За периода на изследване на тази дисертация сезонните промени на температурата и солеността са в рамките на тези климатични норми. <text:span text:style-name="T1">Не се наблюдават съществени аномални стойности.</text:span></text:p>
      <text:list xml:id="list213057757569588" text:continue-numbering="true" text:style-name="Thesis_5f_numbering">
        <text:list-item>
          <text:list>
            <text:list-item>
              <text:p text:style-name="Thesis_5f_Heading2"><text:bookmark-start text:name="__RefHeading__4943_970456079"/>Химични характеристики<text:bookmark-end text:name="__RefHeading__4943_970456079"/></text:p>
            </text:list-item>
          </text:list>
        </text:list-item>
      </text:list>
      <text:p text:style-name="Thesis_5f_body">Химичният състав на черноморските води се контролира от външни фактори, от които най-силно влияние оказва речният вток. Това определя повишената концентрация на биогенни елементи и разтворени вещества, която се наблюдава в крайбрежната зона (<text:span text:style-name="T1">реф- БД?</text:span>). Разтвореният кислород и кислородната наситеност се повишават в посока към централните части на морето.</text:p>
      <text:p text:style-name="Thesis_5f_body">Характерна особеност на Черно море е вертикалната стратификация, която определя образуването на два слоя — повърхностен аеробен (0-120 m) и дълбочинен анаеробен, който съдържа сероводород.</text:p>
      <text:p text:style-name="Thesis_5f_body"/>
      <text:p text:style-name="P1">Кислород</text:p>
      <text:p text:style-name="P1">Биогени</text:p>
      <text:p text:style-name="P1">Суспендирана материя</text:p>
      <text:p text:style-name="Thesis_5f_body"/>
      <text:list xml:id="list213056467340921" text:continue-numbering="true" text:style-name="Thesis_5f_numbering">
        <text:list-item>
          <text:list>
            <text:list-item>
              <text:p text:style-name="Thesis_5f_Heading2"><text:bookmark-start text:name="__RefHeading__4927_970456079"/>Източници и типове въздействие върху крайбрежната зона по смисъла на РДМС<text:bookmark-end text:name="__RefHeading__4927_970456079"/></text:p>
            </text:list-item>
          </text:list>
        </text:list-item>
      </text:list>
      <text:p text:style-name="Thesis_5f_body">Икономическите дейности, които са базирани в крайбрежната зона и осъществяват част или цялата си дейност в крайбрежните и териториалните води на България, оказват <text:soft-page-break/>значимо въздействие върху морската среда. Това са наземни дейности (урбанизация, туризъм) и дейности в морската акватория (рибарство и аквакултури, морски транспорт и пристанищна дейност, корабостроене и ремонт, добив и транспорт на нефт и природен газ).</text:p>
      <text:list xml:id="list213058048815381" text:continue-numbering="true" text:style-name="Thesis_5f_numbering">
        <text:list-item>
          <text:list>
            <text:list-item>
              <text:list>
                <text:list-item>
                  <text:p text:style-name="Thesis_5f_Heading3"><text:bookmark-start text:name="__RefHeading__4929_970456079"/>Физически загуби (Д ..)<text:bookmark-end text:name="__RefHeading__4929_970456079"/></text:p>
                </text:list-item>
              </text:list>
            </text:list-item>
          </text:list>
        </text:list-item>
      </text:list>
      <text:p text:style-name="Thesis_5f_body">В крайбрежната зона физическите загуби на местообитания и субстрат, както и на асоциираните биологични видове и съобщества, са резултат най-често от строежа на брегоукрепващи и защитни съоръжения, пристанищната дейност, рибарството и туризма. Тези дейности са най-значими в урбанизираните райони и предизвикват преки загуби чрез затрупване и екстракция на видове, и непреки — чрез нарушаване на естествения хидродинамичен режим и влошаване на водообмена, а съответно и условията на средата в засегнатата зона.</text:p>
      <text:p text:style-name="Thesis_5f_body"><text:span text:style-name="T5">В сублиторалната зона най-големи физически загуби се предизвикват от промишления риболов. Тралирането — риболов с употреба на дънни уреди — причинява абразия на морското дъно и особено на уязвимите биогенни субстрати (мидени банки от Mytilus galloprovincialis и асоциираните с тях съобщества). Над 50 % от площта на морското дъно до 100 m дълбочина е подложена на значим натиск от активен риболов (</text:span><text:span text:style-name="T6">реф)</text:span><text:span text:style-name="T5">.</text:span></text:p>
      <text:list xml:id="list213057169242935" text:continue-numbering="true" text:style-name="Thesis_5f_numbering">
        <text:list-item>
          <text:list>
            <text:list-item>
              <text:list>
                <text:list-item>
                  <text:p text:style-name="Thesis_5f_Heading3"><text:bookmark-start text:name="__RefHeading__4931_970456079"/>Нарушения на хидрологичните процеси (Д … )<text:bookmark-end text:name="__RefHeading__4931_970456079"/></text:p>
                </text:list-item>
              </text:list>
            </text:list-item>
          </text:list>
        </text:list-item>
      </text:list>
      <text:p text:style-name="P3">За момента няма данни за наличието на значими промени в температурата на морската повърхност на българския сектор от Черно море. Съществува тенденция за повишаване на температурата на морската повърхност в западната част на Черно море от 15°C на ~16°C след 2006 г. (реф), потвърдено чрез спътникови данни. Няма данни за промяна в солевия баланс на водите. Няма и обективни данни за съществена промяна в режима на вълнението.</text:p>
      <text:list xml:id="list213057775975905" text:continue-numbering="true" text:style-name="Thesis_5f_numbering">
        <text:list-item>
          <text:list>
            <text:list-item>
              <text:list>
                <text:list-item>
                  <text:p text:style-name="Thesis_5f_Heading3"><text:bookmark-start text:name="__RefHeading__4933_970456079"/>Замърсяване с опасни вещества (Д ...) <text:bookmark-end text:name="__RefHeading__4933_970456079"/></text:p>
                </text:list-item>
              </text:list>
            </text:list-item>
          </text:list>
        </text:list-item>
      </text:list>
      <text:p text:style-name="Thesis_5f_body">Опасните вещества представляват синтетични и несинтетични замърсители, внасяни чрез наземни точкови или дифузни източници (<text:span text:style-name="T1">реф</text:span>).</text:p>
      <text:list xml:id="list213056162399372" text:continue-numbering="true" text:style-name="Thesis_5f_numbering">
        <text:list-item>
          <text:list>
            <text:list-item>
              <text:list>
                <text:list-item>
                  <text:p text:style-name="Thesis_5f_Heading3"><text:bookmark-start text:name="__RefHeading__4935_970456079"/>Химическо замърсяване на Черно море...<text:bookmark-end text:name="__RefHeading__4935_970456079"/></text:p>
                </text:list-item>
              </text:list>
            </text:list-item>
          </text:list>
        </text:list-item>
      </text:list>
      <text:p text:style-name="Thesis_5f_body">Битовите отпадъчни води и речният вток имат по-голям дял за натоварването на морето от индустриалните отпадъчни води <text:span text:style-name="T1">(реф)</text:span>. Като райони с най-силно замърсяване по българското черноморско крайбрежие се определят Бургаския и Варненския заливи, поради прякото и непряко влияние на индустриалния отток, пристанищната дейност и корабоплаването. Други зони в риск от замърсяване са Шабла — пречистени индустриални води от добив на нефт и газ, и устието на р. Камчия — пречистени индустриални води.</text:p>
      <text:p text:style-name="Thesis_5f_body">Има сведения за остро замърсяване в резултат на разливи на нефтопродукти в района на заливите и прилежащите акватории, които в повечето случаи се локализират и почистват бързо (<text:span text:style-name="T1">реф</text:span>). Общата тенденция е към намаляването на броя разливи в Бургаския и Варненския заливи (<text:span text:style-name="T1">?)</text:span>.</text:p>
      <text:list xml:id="list213057986822202" text:continue-numbering="true" text:style-name="Thesis_5f_numbering">
        <text:list-item>
          <text:list>
            <text:list-item>
              <text:list>
                <text:list-item>
                  <text:p text:style-name="Thesis_5f_Heading3"><text:bookmark-start text:name="__RefHeading__4937_970456079"/><text:soft-page-break/>Замърсители в морски организми — тежки метали в миди, риби, …?<text:bookmark-end text:name="__RefHeading__4937_970456079"/></text:p>
                </text:list-item>
                <text:list-item>
                  <text:p text:style-name="Thesis_5f_Heading3"><text:bookmark-start text:name="__RefHeading__4939_970456079"/>Обогатяване с биогенни и органични вещества (еутрофикация) - Д…<text:bookmark-end text:name="__RefHeading__4939_970456079"/></text:p>
                </text:list-item>
              </text:list>
            </text:list-item>
          </text:list>
        </text:list-item>
      </text:list>
      <text:p text:style-name="Thesis_5f_body"><text:span text:style-name="T5">Районите с най-висока степен на натиск по биогени са Бургаския и Варненския заливи, поради голямата концентрация на преки и дифузни източници на натиск: индустриални и битови отпадни води, пристанищна дейност, реки. Изчисляването на товарите от речния вток е трудно, тъй като не всички реки се наблюдават и за голяма част няма измервания на водните количества. Приносът на дифузните източници и степента на дифузно замърсяване съответно са трудни за определяне. </text:span><text:span text:style-name="T6">доклади БД...?</text:span></text:p>
      <text:list xml:id="list213057938805317" text:continue-numbering="true" text:style-name="Thesis_5f_numbering">
        <text:list-item>
          <text:list>
            <text:list-item>
              <text:list>
                <text:list-item>
                  <text:p text:style-name="Thesis_5f_Heading3"><text:bookmark-start text:name="__RefHeading__4941_970456079"/>Инвазивни видове (Д ...)<text:bookmark-end text:name="__RefHeading__4941_970456079"/></text:p>
                </text:list-item>
              </text:list>
            </text:list-item>
          </text:list>
        </text:list-item>
      </text:list>
      <text:p text:style-name="Thesis_5f_body">Най-голямо значение за преноса на чужди видове в Черно море има корабоплаването. Най-голям натиск върху дънните съобщества оказва хищният охлюв <text:span text:style-name="T4">Rapana venosa</text:span>, а върху пелагичните - ктенофората <text:span text:style-name="T4">Mnemiopsis leidyi</text:span>.</text:p>
      <text:p text:style-name="Thesis_5f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3" svg:font-family="'Times New Roman'" style:font-adornments="Italic"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fo:color="#808080" style:font-name="Liberation Sans1" fo:font-family="'Liberation Sans'" style:font-style-name="Bold" style:font-family-generic="swiss" style:font-pitch="variable" fo:font-size="14pt" fo:font-weight="bold" style:font-size-asian="14pt" style:font-weight-asian="bold" style:font-size-complex="14pt" style:font-weight-complex="600"/>
    </style:style>
    <style:style style:name="Thesis_5f_body" style:display-name="Thesis_body" style:family="paragraph" style:parent-style-name="Standard" style:default-outline-level="" style:list-style-name="" style:master-page-name="">
      <style:paragraph-properties fo:text-align="justify" style:justify-single-word="false" fo:orphans="2" fo:widows="2" style:page-number="auto" fo:background-color="transparent" style:shadow="none" text:number-lines="false" text:line-number="0">
        <style:tab-stops/>
        <style:background-image/>
      </style:paragraph-properties>
      <style:text-properties style:font-name="Times New Roman" fo:font-family="'Times New Roman'" style:font-style-name="Regular" style:font-family-generic="roman" style:font-pitch="variable" fo:language="bg" fo:country="BG" style:font-size-asian="10.5pt"/>
    </style:style>
    <style:style style:name="Thesis_5f_Heading1" style:display-name="Thesis_Heading1" style:family="paragraph" style:parent-style-name="Heading_20_1" style:default-outline-level="" style:list-style-name="Thesis_5f_numbering" style:master-page-name="">
      <style:paragraph-properties fo:text-align="justify" style:justify-single-word="false" fo:orphans="2" fo:widows="2" style:page-number="auto"/>
      <style:text-properties style:font-name="Times New Roman1" fo:font-family="'Times New Roman'" style:font-style-name="Bold" style:font-family-generic="roman" style:font-pitch="variable" fo:font-size="18pt" fo:language="bg" fo:country="BG" style:font-weight-complex="600"/>
    </style:style>
    <style:style style:name="Thesis_5f_Title" style:display-name="Thesis_Title" style:family="paragraph" style:parent-style-name="Title" style:master-page-name="">
      <style:paragraph-properties style:page-number="auto" fo:background-color="transparent">
        <style:tab-stops/>
        <style:background-image/>
      </style:paragraph-properties>
      <style:text-properties style:font-name="Times New Roman1" fo:font-family="'Times New Roman'" style:font-style-name="Bold" style:font-family-generic="roman" style:font-pitch="variable" fo:font-size="20pt" style:font-weight-complex="600"/>
    </style:style>
    <style:style style:name="Thesis_5f_Heading2" style:display-name="Thesis_Heading2" style:family="paragraph" style:parent-style-name="Heading_20_2" style:default-outline-level="" style:list-style-name="Thesis_5f_numbering" style:master-page-name="">
      <style:paragraph-properties fo:text-align="justify" style:justify-single-word="false" fo:orphans="2" fo:widows="2" style:page-number="auto"/>
      <style:text-properties style:font-name="Times New Roman1" fo:font-family="'Times New Roman'" style:font-style-name="Bold" style:font-family-generic="roman" style:font-pitch="variable" fo:font-size="16pt" fo:language="bg" fo:country="BG" style:font-weight-complex="600"/>
    </style:style>
    <style:style style:name="Thesis_5f_Heading3" style:display-name="Thesis_Heading3" style:family="paragraph" style:parent-style-name="Heading_20_3" style:default-outline-level="" style:list-style-name="Thesis_5f_numbering" style:master-page-name="">
      <style:paragraph-properties fo:text-align="justify" style:justify-single-word="false" fo:orphans="2" fo:widows="2" style:page-number="auto"/>
      <style:text-properties style:use-window-font-color="true" style:font-name="Times New Roman1" fo:font-family="'Times New Roman'" style:font-style-name="Bold" style:font-family-generic="roman" style:font-pitch="variable" fo:font-size="14pt" fo:language="bg" fo:country="BG"/>
    </style:style>
    <style:style style:name="Thesis_5f_Heading4" style:display-name="Thesis_Heading4" style:family="paragraph" style:parent-style-name="Heading_20_4" style:default-outline-level="" style:list-style-name="Thesis_5f_numbering" style:master-page-name="">
      <style:paragraph-properties fo:text-align="justify" style:justify-single-word="false" fo:orphans="2" fo:widows="2" style:page-number="auto"/>
      <style:text-properties style:use-window-font-color="true" style:font-name="Times New Roman2" fo:font-family="'Times New Roman'" style:font-style-name="Bold Italic" style:font-family-generic="roman" style:font-pitch="variable" fo:font-size="13pt" fo:font-style="normal" style:font-weight-complex="normal"/>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Illustration" style:family="paragraph" style:parent-style-name="Caption" style:class="extra"/>
    <style:style style:name="Thesis_5f_caption" style:display-name="Thesis_caption" style:family="paragraph" style:parent-style-name="Caption" style:master-page-name="">
      <style:paragraph-properties fo:text-align="justify" style:justify-single-word="false" style:page-number="auto" fo:background-color="transparent" style:shadow="none">
        <style:tab-stops/>
        <style:background-image/>
      </style:paragraph-properties>
      <style:text-properties style:font-name="Times New Roman3" fo:font-family="'Times New Roman'" style:font-style-name="Italic" style:font-family-generic="roman" style:font-pitch="variable" fo:font-size="10pt" fo:language="bg" fo:country="BG" fo:font-style="normal" fo:font-weight="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Head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4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4cm" style:type="right" style:leader-style="dotted" style:leader-tex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Thesis_5f_bibliography" style:display-name="Thesis_bibliography" style:family="paragraph" style:parent-style-name="Bibliography_20_1" style:master-page-name="">
      <style:paragraph-properties fo:text-align="justify" style:justify-single-word="false" fo:orphans="2" fo:widows="2" style:page-number="auto" fo:background-color="transparent" style:shadow="none">
        <style:background-image/>
      </style:paragraph-properties>
      <style:text-properties style:font-name="Times New Roman" fo:font-family="'Times New Roman'" style:font-style-name="Regular" style:font-family-generic="roman" style:font-pitch="variable" fo:language="bg" fo:country="BG"/>
    </style:style>
    <style:style style:name="Thesis_5f_contents1" style:display-name="Thesis_contents1" style:family="paragraph" style:parent-style-name="Contents_20_2" style:master-page-name="">
      <style:paragraph-properties style:page-number="auto"/>
      <style:text-properties style:font-name="Times New Roman" fo:font-family="'Times New Roman'" style:font-style-name="Regular" style:font-family-generic="roman" style:font-pitch="variable" fo:font-size="14pt" fo:language="bg" fo:country="BG" fo:font-weight="bold"/>
    </style:style>
    <style:style style:name="Thesis_5f_contents2" style:display-name="Thesis_contents2" style:family="paragraph" style:parent-style-name="Contents_20_2" style:master-page-name="">
      <style:paragraph-properties style:page-number="auto"/>
      <style:text-properties style:font-name="Times New Roman" fo:font-family="'Times New Roman'" style:font-style-name="Regular" style:font-family-generic="roman" style:font-pitch="variable" fo:language="bg" fo:country="BG"/>
    </style:style>
    <style:style style:name="Thesis_5f_contents3" style:display-name="Thesis_contents3" style:family="paragraph" style:parent-style-name="Contents_20_3">
      <style:text-properties style:font-name="Times New Roman" fo:font-family="'Times New Roman'" style:font-style-name="Regular" style:font-family-generic="roman" style:font-pitch="variable" fo:language="bg" fo:country="BG"/>
    </style:style>
    <style:style style:name="Thesis_5f_contents4" style:display-name="Thesis_contents4" style:family="paragraph" style:parent-style-name="Contents_20_4" style:master-page-name="">
      <style:paragraph-properties style:page-number="auto"/>
      <style:text-properties style:font-name="Times New Roman" fo:font-family="'Times New Roman'" style:font-style-name="Regular" style:font-family-generic="roman" style:font-pitch="variable" fo:language="bg" fo:country="BG"/>
    </style:style>
    <style:style style:name="Thesis_5f_TOC_5f_heading" style:display-name="Thesis_TOC_heading" style:family="paragraph" style:parent-style-name="Contents_20_Heading" style:master-page-name="">
      <style:paragraph-properties style:page-number="auto"/>
      <style:text-properties style:font-name="Times New Roman1" fo:font-family="'Times New Roman'" style:font-style-name="Bold" style:font-family-generic="roman" style:font-pitch="variable" fo:font-size="18pt" style:font-weight-complex="600"/>
    </style:style>
    <style:style style:name="Thesis_5f_subtitle" style:display-name="Thesis_subtitle" style:family="paragraph" style:parent-style-name="Subtitle" style:master-page-name="">
      <style:paragraph-properties style:page-number="auto"/>
      <style:text-properties style:font-name="Times New Roman" fo:font-family="'Times New Roman'" style:font-style-name="Regular" style:font-family-generic="roman" style:font-pitch="variable" fo:font-size="16pt"/>
    </style:style>
    <style:style style:name="Thesis_5f_headerRight" style:display-name="Thesis_headerRight" style:family="paragraph" style:parent-style-name="Header_20_right" style:master-page-name="">
      <style:paragraph-properties style:page-number="auto"/>
      <style:text-properties style:font-name="Times New Roman1" fo:font-family="'Times New Roman'" style:font-style-name="Bold" style:font-family-generic="roman" style:font-pitch="variable" fo:language="bg" fo:country="BG" fo:font-weight="bold" style:font-size-asian="10.5pt"/>
    </style:style>
    <style:style style:name="Header_20_right" style:display-name="Header right"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Drawing" style:family="paragraph" style:parent-style-name="Caption" style:class="extra"/>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Фиг." style:family="paragraph" style:parent-style-name="Caption"/>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Labels" style:family="graphic" style:auto-update="true">
      <style:graphic-properties text:anchor-type="as-char" svg:y="0cm" fo:margin-left="0.201cm" fo:margin-right="0.201cm" style:protect="size position" style:vertical-pos="top" style:vertical-rel="base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Thesis_5f_graphics" style:display-name="Thesis_graphics" style:family="graphic" style:parent-style-name="Graphics">
      <style:graphic-properties text:anchor-type="paragraph" svg:x="0cm" style:protect="position" style:wrap="none" style:horizontal-pos="left" style:horizontal-rel="paragraph-content" fo:background-color="transparent" style:background-transparency="100%" draw:fill="solid" style:shadow="none" draw:shadow-opacity="100%" style:flow-with-text="true">
        <style:background-image/>
        <style:columns fo:column-count="1" fo:column-gap="0cm"/>
      </style:graphic-properties>
    </style:style>
    <style:style style:name="Untitled1" style:family="graphic" style:parent-style-name="Fram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Untitled2" style:family="graphic" style:parent-style-name="Graphics"/>
    <style:style style:name="Untitled3" style:family="graphic" style:parent-style-name="Untitled1"/>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style:font-charset="x-symbol"/>
      </text:list-level-style-bullet>
    </text:list-style>
    <text:list-style style:name="Thesis_5f_numbering" style:display-name="Thesis_numbering">
      <text:list-level-style-number text:level="1" style:num-prefix=" " style:num-suffix="." style:num-format="1">
        <style:list-level-properties text:list-level-position-and-space-mode="label-alignment" fo:text-align="end">
          <style:list-level-label-alignment text:label-followed-by="listtab" text:list-tab-stop-position="1cm" fo:text-indent="-0.635cm" fo:margin-left="1.27cm"/>
        </style:list-level-properties>
      </text:list-level-style-number>
      <text:list-level-style-number text:level="2" style:num-prefix=" " style:num-suffix=". " style:num-format="1" text:display-levels="2">
        <style:list-level-properties text:list-level-position-and-space-mode="label-alignment" fo:text-align="end">
          <style:list-level-label-alignment text:label-followed-by="listtab" text:list-tab-stop-position="1cm" fo:text-indent="-0.199cm" fo:margin-left="1.499cm"/>
        </style:list-level-properties>
      </text:list-level-style-number>
      <text:list-level-style-number text:level="3" style:num-prefix=" " style:num-suffix="." style:num-format="1" text:display-levels="3">
        <style:list-level-properties text:list-level-position-and-space-mode="label-alignment" fo:text-align="end">
          <style:list-level-label-alignment text:label-followed-by="listtab" text:list-tab-stop-position="1cm" fo:text-indent="-0.4cm" fo:margin-left="2cm"/>
        </style:list-level-properties>
      </text:list-level-style-number>
      <text:list-level-style-number text:level="4" style:num-prefix=" " style:num-suffix="." style:num-format="1" text:display-levels="4">
        <style:list-level-properties text:list-level-position-and-space-mode="label-alignment" fo:text-align="end">
          <style:list-level-label-alignment text:label-followed-by="listtab" text:list-tab-stop-position="2.499cm" fo:text-indent="0.1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fo:text-align="end">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fo:text-align="end">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fo:text-align="end">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fo:text-align="end">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fo:text-align="end">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499cm" fo:margin-left="2.499cm" fo:margin-right="2.499cm" style:shadow="none" fo:background-color="transparent" style:writing-mode="lr-tb" style:footnote-max-height="0cm">
        <style:background-image/>
        <style:columns fo:column-count="1" fo:column-gap="0cm"/>
        <style:footnote-sep style:width="0.018cm" style:line-style="solid" style:adjustment="left" style:rel-width="25%" style:color="#000000"/>
      </style:page-layout-properties>
      <style:header-style>
        <style:header-footer-properties fo:min-height="0.998cm" fo:margin-left="2.499cm" fo:margin-right="2.499cm" fo:margin-bottom="0.499cm" style:dynamic-spacing="false"/>
      </style:header-style>
      <style:footer-style>
        <style:header-footer-properties fo:min-height="0.998cm" fo:margin-left="0cm" fo:margin-right="0cm" fo:margin-top="0.499cm" style:dynamic-spacing="false"/>
      </style:footer-style>
    </style:page-layout>
    <style:page-layout style:name="Mpm3">
      <style:page-layout-properties fo:page-width="21.001cm" fo:page-height="29.7cm" style:num-format="1" style:print-orientation="portrait" fo:margin-top="2.499cm" fo:margin-bottom="2.499cm" fo:margin-left="2.499cm" fo:margin-right="2.499cm" style:shadow="none" fo:background-color="transparent" style:writing-mode="lr-tb" style:footnote-max-height="0cm">
        <style:background-image/>
        <style:columns fo:column-count="1" fo:column-gap="0cm"/>
        <style:footnote-sep style:width="0.018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Thesis_5f_bodyPage" style:display-name="Thesis_bodyPage" style:page-layout-name="Mpm2">
      <style:header>
        <text:p text:style-name="Header"/>
      </style:header>
      <style:header-first>
        <text:p text:style-name="Header_20_left"/>
      </style:header-first>
      <style:footer>
        <text:p text:style-name="Footer"/>
      </style:footer>
      <style:footer-first>
        <text:p text:style-name="Footer"/>
      </style:footer-first>
    </style:master-page>
    <style:master-page style:name="Thesis_5f_titlePage" style:display-name="Thesis_titlePage" style:page-layout-name="Mpm3" style:next-style-name="Thesis_5f_body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7T19:50:00.475132166</meta:creation-date>
    <meta:editing-duration>P1DT10M24S</meta:editing-duration>
    <meta:editing-cycles>130</meta:editing-cycles>
    <meta:generator>LibreOffice/4.2.8.2$Linux_X86_64 LibreOffice_project/420m0$Build-2</meta:generator>
    <meta:initial-creator>K </meta:initial-creator>
    <dc:date>2017-04-18T21:30:55.365679540</dc:date>
    <dc:creator>K </dc:creator>
    <meta:document-statistic meta:table-count="0" meta:image-count="3" meta:object-count="0" meta:page-count="8" meta:paragraph-count="61" meta:word-count="2474" meta:character-count="17385" meta:non-whitespace-character-count="14938"/>
    <meta:user-defined meta:name="ZOTERO_PREF_1">&lt;data data-version="3" zotero-version="4.0.28.9"&gt;&lt;session id="WH6LSH4o"/&gt;&lt;style id="http://www.zotero.org/styles/elsevier-harvard" hasBibliography="1" bibliographyStyleHasBeenSet="1"/&gt;&lt;prefs&gt;&lt;pref name="fieldType" value="ReferenceMark"/&gt;&lt;pref name="storeR</meta:user-defined>
    <meta:user-defined meta:name="ZOTERO_PREF_2">eferences" value="true"/&gt;&lt;pref name="automaticJournalAbbreviations" value="true"/&gt;&lt;pref name="noteType" value=""/&gt;&lt;/prefs&gt;&lt;/data&gt;</meta:user-defined>
  </office:meta>
</office:document-meta>
</file>